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思源黑体" svg:font-family="思源黑体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93cm"/>
    </style:style>
    <style:style style:name="co3" style:family="table-column">
      <style:table-column-properties fo:break-before="auto" style:column-width="6.135cm"/>
    </style:style>
    <style:style style:name="co4" style:family="table-column">
      <style:table-column-properties fo:break-before="auto" style:column-width="6.188cm"/>
    </style:style>
    <style:style style:name="co5" style:family="table-column">
      <style:table-column-properties fo:break-before="auto" style:column-width="4.775cm"/>
    </style:style>
    <style:style style:name="co6" style:family="table-column">
      <style:table-column-properties fo:break-before="auto" style:column-width="2.198cm"/>
    </style:style>
    <style:style style:name="co7" style:family="table-column">
      <style:table-column-properties fo:break-before="auto" style:column-width="4.958cm"/>
    </style:style>
    <style:style style:name="co8" style:family="table-column">
      <style:table-column-properties fo:break-before="auto" style:column-width="3.454cm"/>
    </style:style>
    <style:style style:name="co9" style:family="table-column">
      <style:table-column-properties fo:break-before="auto" style:column-width="2.447cm"/>
    </style:style>
    <style:style style:name="co10" style:family="table-column">
      <style:table-column-properties fo:break-before="auto" style:column-width="6.763cm"/>
    </style:style>
    <style:style style:name="co11" style:family="table-column">
      <style:table-column-properties fo:break-before="auto" style:column-width="5.939cm"/>
    </style:style>
    <style:style style:name="co12" style:family="table-column">
      <style:table-column-properties fo:break-before="auto" style:column-width="8.151cm"/>
    </style:style>
    <style:style style:name="co13" style:family="table-column">
      <style:table-column-properties fo:break-before="auto" style:column-width="4.997cm"/>
    </style:style>
    <style:style style:name="co14" style:family="table-column">
      <style:table-column-properties fo:break-before="auto" style:column-width="7.34cm"/>
    </style:style>
    <style:style style:name="co15" style:family="table-column">
      <style:table-column-properties fo:break-before="auto" style:column-width="5.128cm"/>
    </style:style>
    <style:style style:name="co16" style:family="table-column">
      <style:table-column-properties fo:break-before="auto" style:column-width="7.509cm"/>
    </style:style>
    <style:style style:name="co17" style:family="table-column">
      <style:table-column-properties fo:break-before="auto" style:column-width="4.12cm"/>
    </style:style>
    <style:style style:name="co18" style:family="table-column">
      <style:table-column-properties fo:break-before="auto" style:column-width="3.258cm"/>
    </style:style>
    <style:style style:name="co19" style:family="table-column">
      <style:table-column-properties fo:break-before="auto" style:column-width="2.616cm"/>
    </style:style>
    <style:style style:name="co20" style:family="table-column">
      <style:table-column-properties fo:break-before="auto" style:column-width="2.0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80" fo:border="none"/>
    </style:style>
    <style:style style:name="odfdo_auto_2" style:family="table-cell" style:parent-style-name="Default">
      <style:table-cell-properties fo:background-color="#0000a4" fo:border="none"/>
    </style:style>
    <style:style style:name="odfdo_auto_3" style:family="table-cell" style:parent-style-name="Default">
      <style:table-cell-properties fo:background-color="#0000c9" fo:border="none"/>
    </style:style>
    <style:style style:name="odfdo_auto_4" style:family="table-cell" style:parent-style-name="Default">
      <style:table-cell-properties fo:background-color="#0000ed" fo:border="none"/>
    </style:style>
    <style:style style:name="odfdo_auto_5" style:family="table-cell" style:parent-style-name="Default">
      <style:table-cell-properties fo:background-color="#0000ff" fo:border="none"/>
    </style:style>
    <style:style style:name="odfdo_auto_6" style:family="table-cell" style:parent-style-name="Default">
      <style:table-cell-properties fo:background-color="#0020ff" fo:border="none"/>
    </style:style>
    <style:style style:name="odfdo_auto_7" style:family="table-cell" style:parent-style-name="Default">
      <style:table-cell-properties fo:background-color="#0040ff" fo:border="none"/>
    </style:style>
    <style:style style:name="odfdo_auto_8" style:family="table-cell" style:parent-style-name="Default">
      <style:table-cell-properties fo:background-color="#0060ff" fo:border="none"/>
    </style:style>
    <style:style style:name="odfdo_auto_9" style:family="table-cell" style:parent-style-name="Default">
      <style:table-cell-properties fo:background-color="#0081ff" fo:border="none"/>
    </style:style>
    <style:style style:name="odfdo_auto_10" style:family="table-cell" style:parent-style-name="Default">
      <style:table-cell-properties fo:background-color="#00a1ff" fo:border="none"/>
    </style:style>
    <style:style style:name="odfdo_auto_11" style:family="table-cell" style:parent-style-name="Default">
      <style:table-cell-properties fo:background-color="#00c1ff" fo:border="none"/>
    </style:style>
    <style:style style:name="odfdo_auto_12" style:family="table-cell" style:parent-style-name="Default">
      <style:table-cell-properties fo:background-color="#00e1fb" fo:border="none"/>
    </style:style>
    <style:style style:name="odfdo_auto_13" style:family="table-cell" style:parent-style-name="Default">
      <style:table-cell-properties fo:background-color="#15ffe1" fo:border="none"/>
    </style:style>
    <style:style style:name="odfdo_auto_14" style:family="table-cell" style:parent-style-name="Default">
      <style:table-cell-properties fo:background-color="#2fffc7" fo:border="none"/>
    </style:style>
    <style:style style:name="odfdo_auto_15" style:family="table-cell" style:parent-style-name="Default">
      <style:table-cell-properties fo:background-color="#49ffae" fo:border="none"/>
    </style:style>
    <style:style style:name="odfdo_auto_16" style:family="table-cell" style:parent-style-name="Default">
      <style:table-cell-properties fo:background-color="#63ff94" fo:border="none"/>
    </style:style>
    <style:style style:name="odfdo_auto_17" style:family="table-cell" style:parent-style-name="Default">
      <style:table-cell-properties fo:background-color="#7dff7a" fo:border="none"/>
    </style:style>
    <style:style style:name="odfdo_auto_18" style:family="table-cell" style:parent-style-name="Default">
      <style:table-cell-properties fo:background-color="#97ff60" fo:border="none"/>
    </style:style>
    <style:style style:name="odfdo_auto_19" style:family="table-cell" style:parent-style-name="Default">
      <style:table-cell-properties fo:background-color="#b1ff46" fo:border="none"/>
    </style:style>
    <style:style style:name="odfdo_auto_20" style:family="table-cell" style:parent-style-name="Default">
      <style:table-cell-properties fo:background-color="#cbff2c" fo:border="none"/>
    </style:style>
    <style:style style:name="odfdo_auto_21" style:family="table-cell" style:parent-style-name="Default">
      <style:table-cell-properties fo:background-color="#e5ff12" fo:border="none"/>
    </style:style>
    <style:style style:name="odfdo_auto_22" style:family="table-cell" style:parent-style-name="Default">
      <style:table-cell-properties fo:background-color="#ffee00" fo:border="none"/>
    </style:style>
    <style:style style:name="odfdo_auto_23" style:family="table-cell" style:parent-style-name="Default">
      <style:table-cell-properties fo:background-color="#ffd000" fo:border="none"/>
    </style:style>
    <style:style style:name="odfdo_auto_24" style:family="table-cell" style:parent-style-name="Default">
      <style:table-cell-properties fo:background-color="#ffb200" fo:border="none"/>
    </style:style>
    <style:style style:name="odfdo_auto_25" style:family="table-cell" style:parent-style-name="Default">
      <style:table-cell-properties fo:background-color="#ff9400" fo:border="none"/>
    </style:style>
    <style:style style:name="odfdo_auto_26" style:family="table-cell" style:parent-style-name="Default">
      <style:table-cell-properties fo:background-color="#ff7700" fo:border="none"/>
    </style:style>
    <style:style style:name="odfdo_auto_27" style:family="table-cell" style:parent-style-name="Default">
      <style:table-cell-properties fo:background-color="#ff5900" fo:border="none"/>
    </style:style>
    <style:style style:name="odfdo_auto_28" style:family="table-cell" style:parent-style-name="Default">
      <style:table-cell-properties fo:background-color="#ff3b00" fo:border="none"/>
    </style:style>
    <style:style style:name="odfdo_auto_29" style:family="table-cell" style:parent-style-name="Default">
      <style:table-cell-properties fo:background-color="#ff1d00" fo:border="none"/>
    </style:style>
    <style:style style:name="odfdo_auto_30" style:family="table-cell" style:parent-style-name="Default">
      <style:table-cell-properties fo:background-color="#e80000" fo:border="none"/>
    </style:style>
    <style:style style:name="odfdo_auto_31" style:family="table-cell" style:parent-style-name="Default">
      <style:table-cell-properties fo:background-color="#c40000" fo:border="none"/>
    </style:style>
    <style:style style:name="odfdo_auto_32" style:family="table-cell" style:parent-style-name="Default">
      <style:table-cell-properties fo:background-color="#9f0000" fo:border="none"/>
    </style:style>
    <style:style style:name="odfdo_auto_65" style:family="table-cell" style:parent-style-name="Default">
      <style:table-cell-properties fo:border="none"/>
      <style:text-properties fo:color="#ff0000"/>
    </style:style>
    <style:style style:name="odfdo_auto_33" style:family="table-cell" style:parent-style-name="Default">
      <style:table-cell-properties fo:background-color="#0c0787" fo:border="none"/>
    </style:style>
    <style:style style:name="odfdo_auto_42" style:family="table-cell" style:parent-style-name="Default">
      <style:table-cell-properties fo:background-color="#8003a8" fo:border="none"/>
    </style:style>
    <style:style style:name="odfdo_auto_35" style:family="table-cell" style:parent-style-name="Default">
      <style:table-cell-properties fo:background-color="#2d0495" fo:border="none"/>
    </style:style>
    <style:style style:name="odfdo_auto_47" style:family="table-cell" style:parent-style-name="Default">
      <style:table-cell-properties fo:background-color="#b12a90" fo:border="none"/>
    </style:style>
    <style:style style:name="odfdo_auto_49" style:family="table-cell" style:parent-style-name="Default">
      <style:table-cell-properties fo:background-color="#c13b82" fo:border="none"/>
    </style:style>
    <style:style style:name="odfdo_auto_50" style:family="table-cell" style:parent-style-name="Default">
      <style:table-cell-properties fo:background-color="#c8437b" fo:border="none"/>
    </style:style>
    <style:style style:name="odfdo_auto_43" style:family="table-cell" style:parent-style-name="Default">
      <style:table-cell-properties fo:background-color="#8b09a5" fo:border="none"/>
    </style:style>
    <style:style style:name="odfdo_auto_59" style:family="table-cell" style:parent-style-name="Default">
      <style:table-cell-properties fo:background-color="#f89342" fo:border="none"/>
    </style:style>
    <style:style style:name="odfdo_auto_61" style:family="table-cell" style:parent-style-name="Default">
      <style:table-cell-properties fo:background-color="#fca636" fo:border="none"/>
    </style:style>
    <style:style style:name="odfdo_auto_62" style:family="table-cell" style:parent-style-name="Default">
      <style:table-cell-properties fo:background-color="#feb22f" fo:border="none"/>
    </style:style>
    <style:style style:name="odfdo_auto_34" style:family="table-cell" style:parent-style-name="Default">
      <style:table-cell-properties fo:background-color="#1f058f" fo:border="none"/>
    </style:style>
    <style:style style:name="odfdo_auto_48" style:family="table-cell" style:parent-style-name="Default">
      <style:table-cell-properties fo:background-color="#b93289" fo:border="none"/>
    </style:style>
    <style:style style:name="odfdo_auto_53" style:family="table-cell" style:parent-style-name="Default">
      <style:table-cell-properties fo:background-color="#dc5c68" fo:border="none"/>
    </style:style>
    <style:style style:name="odfdo_auto_37" style:family="table-cell" style:parent-style-name="Default">
      <style:table-cell-properties fo:background-color="#4702a0" fo:border="none"/>
    </style:style>
    <style:style style:name="odfdo_auto_38" style:family="table-cell" style:parent-style-name="Default">
      <style:table-cell-properties fo:background-color="#5301a3" fo:border="none"/>
    </style:style>
    <style:style style:name="odfdo_auto_45" style:family="table-cell" style:parent-style-name="Default">
      <style:table-cell-properties fo:background-color="#9e199d" fo:border="none"/>
    </style:style>
    <style:style style:name="odfdo_auto_44" style:family="table-cell" style:parent-style-name="Default">
      <style:table-cell-properties fo:background-color="#9511a1" fo:border="none"/>
    </style:style>
    <style:style style:name="odfdo_auto_46" style:family="table-cell" style:parent-style-name="Default">
      <style:table-cell-properties fo:background-color="#a92296" fo:border="none"/>
    </style:style>
    <style:style style:name="odfdo_auto_36" style:family="table-cell" style:parent-style-name="Default">
      <style:table-cell-properties fo:background-color="#3a049a" fo:border="none"/>
    </style:style>
    <style:style style:name="odfdo_auto_60" style:family="table-cell" style:parent-style-name="Default">
      <style:table-cell-properties fo:background-color="#fb9c3c" fo:border="none"/>
    </style:style>
    <style:style style:name="odfdo_auto_63" style:family="table-cell" style:parent-style-name="Default">
      <style:table-cell-properties fo:background-color="#febd2a" fo:border="none"/>
    </style:style>
    <style:style style:name="odfdo_auto_54" style:family="table-cell" style:parent-style-name="Default">
      <style:table-cell-properties fo:background-color="#e16462" fo:border="none"/>
    </style:style>
    <style:style style:name="odfdo_auto_55" style:family="table-cell" style:parent-style-name="Default">
      <style:table-cell-properties fo:background-color="#e66c5c" fo:border="none"/>
    </style:style>
    <style:style style:name="odfdo_auto_56" style:family="table-cell" style:parent-style-name="Default">
      <style:table-cell-properties fo:background-color="#ec7655" fo:border="none"/>
    </style:style>
    <style:style style:name="odfdo_auto_58" style:family="table-cell" style:parent-style-name="Default">
      <style:table-cell-properties fo:background-color="#f48849" fo:border="none"/>
    </style:style>
    <style:style style:name="odfdo_auto_39" style:family="table-cell" style:parent-style-name="Default">
      <style:table-cell-properties fo:background-color="#5e00a6" fo:border="none"/>
    </style:style>
    <style:style style:name="odfdo_auto_51" style:family="table-cell" style:parent-style-name="Default">
      <style:table-cell-properties fo:background-color="#cf4b75" fo:border="none"/>
    </style:style>
    <style:style style:name="odfdo_auto_40" style:family="table-cell" style:parent-style-name="Default">
      <style:table-cell-properties fo:background-color="#6a00a8" fo:border="none"/>
    </style:style>
    <style:style style:name="odfdo_auto_57" style:family="table-cell" style:parent-style-name="Default">
      <style:table-cell-properties fo:background-color="#f07f4f" fo:border="none"/>
    </style:style>
    <style:style style:name="odfdo_auto_41" style:family="table-cell" style:parent-style-name="Default">
      <style:table-cell-properties fo:background-color="#7500a9" fo:border="none"/>
    </style:style>
    <style:style style:name="odfdo_auto_52" style:family="table-cell" style:parent-style-name="Default">
      <style:table-cell-properties fo:background-color="#d5536f" fo:border="none"/>
    </style:style>
  </office:automatic-styles>
  <office:body>
    <office:spreadsheet>
      <table:table table:name="arctan2_hold" table:style-name="ta1">
        <table:table-column table:style-name="co1" table:default-cell-style-name="Default"/>
        <table:table-column table:style-name="co1" table:number-columns-repeated="3" table:default-cell-style-name="odfdo_auto_15"/>
        <table:table-column table:style-name="co1" table:number-columns-repeated="3" table:default-cell-style-name="odfdo_auto_65"/>
        <table:table-column table:style-name="co1" table:number-columns-repeated="6" table:default-cell-style-name="odfdo_auto_15"/>
        <table:table-column table:style-name="co1" table:default-cell-style-name="odfdo_auto_65"/>
        <table:table-column table:style-name="co1" table:number-columns-repeated="19" table:default-cell-style-name="odfdo_auto_15"/>
        <table:table-row table:style-name="ro1">
          <table:table-cell office:value-type="string" calcext:value-type="string">
            <text:p>arctan2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mpz</text:p>
          </table:table-cell>
          <table:table-cell table:style-name="odfdo_auto_5" office:value-type="string" calcext:value-type="string">
            <text:p>mpfr</text:p>
          </table:table-cell>
          <table:table-cell table:style-name="odfdo_auto_6" office:value-type="string" calcext:value-type="string">
            <text:p>mpc</text:p>
          </table:table-cell>
          <table:table-cell table:style-name="odfdo_auto_7" office:value-type="string" calcext:value-type="string">
            <text:p>float32</text:p>
          </table:table-cell>
          <table:table-cell table:style-name="odfdo_auto_8" office:value-type="string" calcext:value-type="string">
            <text:p>longdouble</text:p>
          </table:table-cell>
          <table:table-cell table:style-name="odfdo_auto_9" office:value-type="string" calcext:value-type="string">
            <text:p>complex64</text:p>
          </table:table-cell>
          <table:table-cell table:style-name="odfdo_auto_10" office:value-type="string" calcext:value-type="string">
            <text:p>int32</text:p>
          </table:table-cell>
          <table:table-cell table:style-name="odfdo_auto_11" office:value-type="string" calcext:value-type="string">
            <text:p>uint16</text:p>
          </table:table-cell>
          <table:table-cell table:style-name="odfdo_auto_12" office:value-type="string" calcext:value-type="string">
            <text:p>Integer</text:p>
          </table:table-cell>
          <table:table-cell table:style-name="odfdo_auto_13" office:value-type="string" calcext:value-type="string">
            <text:p>IntegerMod_int</text:p>
          </table:table-cell>
          <table:table-cell table:style-name="odfdo_auto_14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6" office:value-type="string" calcext:value-type="string">
            <text:p>Polynomial_integer_dense_flint</text:p>
          </table:table-cell>
          <table:table-cell table:style-name="odfdo_auto_17" office:value-type="string" calcext:value-type="string">
            <text:p>Polynomial_rational_flint</text:p>
          </table:table-cell>
          <table:table-cell table:style-name="odfdo_auto_18" office:value-type="string" calcext:value-type="string">
            <text:p>PolynomialRealDense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style-name="odfdo_auto_20" office:value-type="string" calcext:value-type="string">
            <text:p>OrderElement_quadratic</text:p>
          </table:table-cell>
          <table:table-cell table:style-name="odfdo_auto_21" office:value-type="string" calcext:value-type="string">
            <text:p>NumberFieldElement_gaussian</text:p>
          </table:table-cell>
          <table:table-cell table:style-name="odfdo_auto_22" office:value-type="string" calcext:value-type="string">
            <text:p>RealNumber</text:p>
          </table:table-cell>
          <table:table-cell table:style-name="odfdo_auto_23" office:value-type="string" calcext:value-type="string">
            <text:p>RealDoubleElement_gsl</text:p>
          </table:table-cell>
          <table:table-cell table:style-name="odfdo_auto_24" office:value-type="string" calcext:value-type="string">
            <text:p>RealBall</text:p>
          </table:table-cell>
          <table:table-cell table:style-name="odfdo_auto_25" office:value-type="string" calcext:value-type="string">
            <text:p>RealIntervalFieldElement</text:p>
          </table:table-cell>
          <table:table-cell table:style-name="odfdo_auto_26" office:value-type="string" calcext:value-type="string">
            <text:p>ComplexNumber</text:p>
          </table:table-cell>
          <table:table-cell table:style-name="odfdo_auto_27" office:value-type="string" calcext:value-type="string">
            <text:p>ComplexDoubleElement</text:p>
          </table:table-cell>
          <table:table-cell table:style-name="odfdo_auto_28" office:value-type="string" calcext:value-type="string">
            <text:p>ComplexBall</text:p>
          </table:table-cell>
          <table:table-cell table:style-name="odfdo_auto_29" office:value-type="string" calcext:value-type="string">
            <text:p>ComplexIntervalFieldElement</text:p>
          </table:table-cell>
          <table:table-cell table:style-name="odfdo_auto_30" office:value-type="string" calcext:value-type="string">
            <text:p>PlusInfinity</text:p>
          </table:table-cell>
          <table:table-cell table:style-name="odfdo_auto_31" office:value-type="string" calcext:value-type="string">
            <text:p>MinusInfinity</text:p>
          </table:table-cell>
          <table:table-cell table:style-name="odfdo_auto_32" office:value-type="string" calcext:value-type="string">
            <text:p>UnsignedInfinity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9" office:value-type="string" calcext:value-type="string">
            <text:p>Expression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9" office:value-type="string" calcext:value-type="string">
            <text:p>Expression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9" office:value-type="string" calcext:value-type="string">
            <text:p>Expression</text:p>
          </table:table-cell>
        </table:table-row>
        <table:table-row table:style-name="ro1">
          <table:table-cell table:style-name="odfdo_auto_4" office:value-type="string" calcext:value-type="string">
            <text:p>mpz</text:p>
          </table:table-cell>
          <table:table-cell table:number-columns-repeated="3" table:style-name="odfdo_auto_65" office:value-type="string" calcext:value-type="string">
            <text:p>TypeError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table:style-name="odfdo_auto_6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65" office:value-type="string" calcext:value-type="string">
            <text:p>TypeError</text:p>
          </table:table-cell>
        </table:table-row>
        <table:table-row table:style-name="ro1">
          <table:table-cell table:style-name="odfdo_auto_5" office:value-type="string" calcext:value-type="string">
            <text:p>mpfr</text:p>
          </table:table-cell>
          <table:table-cell table:number-columns-repeated="3" table:style-name="odfdo_auto_65" office:value-type="string" calcext:value-type="string">
            <text:p>TypeError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table:style-name="odfdo_auto_6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65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mpc</text:p>
          </table:table-cell>
          <table:table-cell table:number-columns-repeated="3" table:style-name="odfdo_auto_65" office:value-type="string" calcext:value-type="string">
            <text:p>TypeError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table:style-name="odfdo_auto_6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65" office:value-type="string" calcext:value-type="string">
            <text:p>TypeError</text:p>
          </table:table-cell>
        </table:table-row>
        <table:table-row table:style-name="ro1">
          <table:table-cell table:style-name="odfdo_auto_7" office:value-type="string" calcext:value-type="string">
            <text:p>float32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9" office:value-type="string" calcext:value-type="string">
            <text:p>Expression</text:p>
          </table:table-cell>
        </table:table-row>
        <table:table-row table:style-name="ro1">
          <table:table-cell table:style-name="odfdo_auto_8" office:value-type="string" calcext:value-type="string">
            <text:p>longdouble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9" office:value-type="string" calcext:value-type="string">
            <text:p>Expression</text:p>
          </table:table-cell>
        </table:table-row>
        <table:table-row table:style-name="ro1">
          <table:table-cell table:style-name="odfdo_auto_9" office:value-type="string" calcext:value-type="string">
            <text:p>complex64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9" office:value-type="string" calcext:value-type="string">
            <text:p>Expression</text:p>
          </table:table-cell>
        </table:table-row>
        <table:table-row table:style-name="ro1">
          <table:table-cell table:style-name="odfdo_auto_10" office:value-type="string" calcext:value-type="string">
            <text:p>int32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9" office:value-type="string" calcext:value-type="string">
            <text:p>Expression</text:p>
          </table:table-cell>
        </table:table-row>
        <table:table-row table:style-name="ro1">
          <table:table-cell table:style-name="odfdo_auto_11" office:value-type="string" calcext:value-type="string">
            <text:p>uint16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9" office:value-type="string" calcext:value-type="string">
            <text:p>Expression</text:p>
          </table:table-cell>
        </table:table-row>
        <table:table-row table:style-name="ro1">
          <table:table-cell table:style-name="odfdo_auto_12" office:value-type="string" calcext:value-type="string">
            <text:p>Integer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9" office:value-type="string" calcext:value-type="string">
            <text:p>Expression</text:p>
          </table:table-cell>
        </table:table-row>
        <table:table-row table:style-name="ro1">
          <table:table-cell table:style-name="odfdo_auto_13" office:value-type="string" calcext:value-type="string">
            <text:p>IntegerMod_int</text:p>
          </table:table-cell>
          <table:table-cell table:number-columns-repeated="3" table:style-name="odfdo_auto_65" office:value-type="string" calcext:value-type="string">
            <text:p>TypeError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table:style-name="odfdo_auto_6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65" office:value-type="string" calcext:value-type="string">
            <text:p>TypeError</text:p>
          </table:table-cell>
        </table:table-row>
        <table:table-row table:style-name="ro1">
          <table:table-cell table:style-name="odfdo_auto_14" office:value-type="string" calcext:value-type="string">
            <text:p>Rational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9" office:value-type="string" calcext:value-type="string">
            <text:p>Expression</text:p>
          </table:table-cell>
        </table:table-row>
        <table:table-row table:style-name="ro1">
          <table:table-cell table:style-name="odfdo_auto_15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9" office:value-type="string" calcext:value-type="string">
            <text:p>Expression</text:p>
          </table:table-cell>
        </table:table-row>
        <table:table-row table:style-name="ro1">
          <table:table-cell table:style-name="odfdo_auto_16" office:value-type="string" calcext:value-type="string">
            <text:p>Polynomial_integer_dense_flint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9" office:value-type="string" calcext:value-type="string">
            <text:p>Expression</text:p>
          </table:table-cell>
        </table:table-row>
        <table:table-row table:style-name="ro1">
          <table:table-cell table:style-name="odfdo_auto_17" office:value-type="string" calcext:value-type="string">
            <text:p>Polynomial_rational_flint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9" office:value-type="string" calcext:value-type="string">
            <text:p>Expression</text:p>
          </table:table-cell>
        </table:table-row>
        <table:table-row table:style-name="ro1">
          <table:table-cell table:style-name="odfdo_auto_18" office:value-type="string" calcext:value-type="string">
            <text:p>PolynomialRealDense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9" office:value-type="string" calcext:value-type="string">
            <text:p>Expression</text:p>
          </table:table-cell>
        </table:table-row>
        <table:table-row table:style-name="ro1">
          <table:table-cell table:style-name="odfdo_auto_19" office:value-type="string" calcext:value-type="string">
            <text:p>PolynomialRing_field_with_category.element_class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9" office:value-type="string" calcext:value-type="string">
            <text:p>Expression</text:p>
          </table:table-cell>
        </table:table-row>
        <table:table-row table:style-name="ro1">
          <table:table-cell table:style-name="odfdo_auto_20" office:value-type="string" calcext:value-type="string">
            <text:p>OrderElement_quadratic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9" office:value-type="string" calcext:value-type="string">
            <text:p>Expression</text:p>
          </table:table-cell>
        </table:table-row>
        <table:table-row table:style-name="ro1">
          <table:table-cell table:style-name="odfdo_auto_21" office:value-type="string" calcext:value-type="string">
            <text:p>NumberFieldElement_gaussia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9" office:value-type="string" calcext:value-type="string">
            <text:p>Expression</text:p>
          </table:table-cell>
        </table:table-row>
        <table:table-row table:style-name="ro1">
          <table:table-cell table:style-name="odfdo_auto_22" office:value-type="string" calcext:value-type="string">
            <text:p>RealNumber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9" office:value-type="string" calcext:value-type="string">
            <text:p>Expression</text:p>
          </table:table-cell>
        </table:table-row>
        <table:table-row table:style-name="ro1">
          <table:table-cell table:style-name="odfdo_auto_23" office:value-type="string" calcext:value-type="string">
            <text:p>RealDoubleElement_gsl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9" office:value-type="string" calcext:value-type="string">
            <text:p>Expression</text:p>
          </table:table-cell>
        </table:table-row>
        <table:table-row table:style-name="ro1">
          <table:table-cell table:style-name="odfdo_auto_24" office:value-type="string" calcext:value-type="string">
            <text:p>RealBall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9" office:value-type="string" calcext:value-type="string">
            <text:p>Expression</text:p>
          </table:table-cell>
        </table:table-row>
        <table:table-row table:style-name="ro1">
          <table:table-cell table:style-name="odfdo_auto_25" office:value-type="string" calcext:value-type="string">
            <text:p>RealIntervalFieldElement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9" office:value-type="string" calcext:value-type="string">
            <text:p>Expression</text:p>
          </table:table-cell>
        </table:table-row>
        <table:table-row table:style-name="ro1">
          <table:table-cell table:style-name="odfdo_auto_26" office:value-type="string" calcext:value-type="string">
            <text:p>ComplexNumber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9" office:value-type="string" calcext:value-type="string">
            <text:p>Expression</text:p>
          </table:table-cell>
        </table:table-row>
        <table:table-row table:style-name="ro1">
          <table:table-cell table:style-name="odfdo_auto_27" office:value-type="string" calcext:value-type="string">
            <text:p>ComplexDoubleElement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9" office:value-type="string" calcext:value-type="string">
            <text:p>Expression</text:p>
          </table:table-cell>
        </table:table-row>
        <table:table-row table:style-name="ro1">
          <table:table-cell table:style-name="odfdo_auto_28" office:value-type="string" calcext:value-type="string">
            <text:p>ComplexBall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9" office:value-type="string" calcext:value-type="string">
            <text:p>Expression</text:p>
          </table:table-cell>
        </table:table-row>
        <table:table-row table:style-name="ro1">
          <table:table-cell table:style-name="odfdo_auto_29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9" office:value-type="string" calcext:value-type="string">
            <text:p>Expression</text:p>
          </table:table-cell>
        </table:table-row>
        <table:table-row table:style-name="ro1">
          <table:table-cell table:style-name="odfdo_auto_30" office:value-type="string" calcext:value-type="string">
            <text:p>PlusInfinity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9" office:value-type="string" calcext:value-type="string">
            <text:p>Expression</text:p>
          </table:table-cell>
        </table:table-row>
        <table:table-row table:style-name="ro1">
          <table:table-cell table:style-name="odfdo_auto_31" office:value-type="string" calcext:value-type="string">
            <text:p>MinusInfinity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9" office:value-type="string" calcext:value-type="string">
            <text:p>Expression</text:p>
          </table:table-cell>
        </table:table-row>
        <table:table-row table:style-name="ro1">
          <table:table-cell table:style-name="odfdo_auto_32" office:value-type="string" calcext:value-type="string">
            <text:p>UnsignedInfinity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9" office:value-type="string" calcext:value-type="string">
            <text:p>Expression</text:p>
          </table:table-cell>
        </table:table-row>
      </table:table>
      <table:table table:name="arctan2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odfdo_auto_65"/>
        <table:table-column table:style-name="co4" table:default-cell-style-name="odfdo_auto_65"/>
        <table:table-column table:style-name="co5" table:default-cell-style-name="odfdo_auto_65"/>
        <table:table-column table:style-name="co6" table:number-columns-repeated="3" table:default-cell-style-name="odfdo_auto_65"/>
        <table:table-column table:style-name="co7" table:number-columns-repeated="2" table:default-cell-style-name="odfdo_auto_65"/>
        <table:table-column table:style-name="co8" table:default-cell-style-name="odfdo_auto_65"/>
        <table:table-column table:style-name="co7" table:number-columns-repeated="2" table:default-cell-style-name="odfdo_auto_65"/>
        <table:table-column table:style-name="co4" table:default-cell-style-name="odfdo_auto_65"/>
        <table:table-column table:style-name="co9" table:default-cell-style-name="odfdo_auto_65"/>
        <table:table-column table:style-name="co4" table:default-cell-style-name="odfdo_auto_65"/>
        <table:table-column table:style-name="co6" table:default-cell-style-name="odfdo_auto_15"/>
        <table:table-column table:style-name="co10" table:number-columns-repeated="2" table:default-cell-style-name="odfdo_auto_65"/>
        <table:table-column table:style-name="co11" table:default-cell-style-name="odfdo_auto_65"/>
        <table:table-column table:style-name="co12" table:default-cell-style-name="odfdo_auto_44"/>
        <table:table-column table:style-name="co10" table:default-cell-style-name="odfdo_auto_65"/>
        <table:table-column table:style-name="co13" table:default-cell-style-name="odfdo_auto_65"/>
        <table:table-column table:style-name="co4" table:default-cell-style-name="odfdo_auto_65"/>
        <table:table-column table:style-name="co14" table:default-cell-style-name="odfdo_auto_65"/>
        <table:table-column table:style-name="co15" table:default-cell-style-name="odfdo_auto_65"/>
        <table:table-column table:style-name="co16" table:default-cell-style-name="odfdo_auto_65"/>
        <table:table-column table:style-name="co5" table:default-cell-style-name="odfdo_auto_65"/>
        <table:table-column table:style-name="co11" table:default-cell-style-name="odfdo_auto_65"/>
        <table:table-column table:style-name="co17" table:default-cell-style-name="odfdo_auto_65"/>
        <table:table-column table:style-name="co10" table:default-cell-style-name="odfdo_auto_65"/>
        <table:table-column table:style-name="co18" table:default-cell-style-name="odfdo_auto_15"/>
        <table:table-column table:style-name="co6" table:default-cell-style-name="odfdo_auto_15"/>
        <table:table-column table:style-name="co19" table:default-cell-style-name="odfdo_auto_65"/>
        <table:table-column table:style-name="co20" table:number-columns-repeated="16351"/>
        <table:table-row table:style-name="ro1">
          <table:table-cell office:value-type="string" calcext:value-type="string">
            <text:p>arctan2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mpz</text:p>
          </table:table-cell>
          <table:table-cell table:style-name="odfdo_auto_5" office:value-type="string" calcext:value-type="string">
            <text:p>mpfr</text:p>
          </table:table-cell>
          <table:table-cell table:style-name="odfdo_auto_6" office:value-type="string" calcext:value-type="string">
            <text:p>mpc</text:p>
          </table:table-cell>
          <table:table-cell table:style-name="odfdo_auto_7" office:value-type="string" calcext:value-type="string">
            <text:p>float32</text:p>
          </table:table-cell>
          <table:table-cell table:style-name="odfdo_auto_8" office:value-type="string" calcext:value-type="string">
            <text:p>longdouble</text:p>
          </table:table-cell>
          <table:table-cell table:style-name="odfdo_auto_9" office:value-type="string" calcext:value-type="string">
            <text:p>complex64</text:p>
          </table:table-cell>
          <table:table-cell table:style-name="odfdo_auto_10" office:value-type="string" calcext:value-type="string">
            <text:p>int32</text:p>
          </table:table-cell>
          <table:table-cell table:style-name="odfdo_auto_11" office:value-type="string" calcext:value-type="string">
            <text:p>uint16</text:p>
          </table:table-cell>
          <table:table-cell table:style-name="odfdo_auto_12" office:value-type="string" calcext:value-type="string">
            <text:p>Integer</text:p>
          </table:table-cell>
          <table:table-cell table:style-name="odfdo_auto_13" office:value-type="string" calcext:value-type="string">
            <text:p>IntegerMod_int</text:p>
          </table:table-cell>
          <table:table-cell table:style-name="odfdo_auto_14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6" office:value-type="string" calcext:value-type="string">
            <text:p>Polynomial_integer_dense_flint</text:p>
          </table:table-cell>
          <table:table-cell table:style-name="odfdo_auto_17" office:value-type="string" calcext:value-type="string">
            <text:p>Polynomial_rational_flint</text:p>
          </table:table-cell>
          <table:table-cell table:style-name="odfdo_auto_18" office:value-type="string" calcext:value-type="string">
            <text:p>PolynomialRealDense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style-name="odfdo_auto_20" office:value-type="string" calcext:value-type="string">
            <text:p>OrderElement_quadratic</text:p>
          </table:table-cell>
          <table:table-cell table:style-name="odfdo_auto_21" office:value-type="string" calcext:value-type="string">
            <text:p>NumberFieldElement_gaussian</text:p>
          </table:table-cell>
          <table:table-cell table:style-name="odfdo_auto_22" office:value-type="string" calcext:value-type="string">
            <text:p>RealNumber</text:p>
          </table:table-cell>
          <table:table-cell table:style-name="odfdo_auto_23" office:value-type="string" calcext:value-type="string">
            <text:p>RealDoubleElement_gsl</text:p>
          </table:table-cell>
          <table:table-cell table:style-name="odfdo_auto_24" office:value-type="string" calcext:value-type="string">
            <text:p>RealBall</text:p>
          </table:table-cell>
          <table:table-cell table:style-name="odfdo_auto_25" office:value-type="string" calcext:value-type="string">
            <text:p>RealIntervalFieldElement</text:p>
          </table:table-cell>
          <table:table-cell table:style-name="odfdo_auto_26" office:value-type="string" calcext:value-type="string">
            <text:p>ComplexNumber</text:p>
          </table:table-cell>
          <table:table-cell table:style-name="odfdo_auto_27" office:value-type="string" calcext:value-type="string">
            <text:p>ComplexDoubleElement</text:p>
          </table:table-cell>
          <table:table-cell table:style-name="odfdo_auto_28" office:value-type="string" calcext:value-type="string">
            <text:p>ComplexBall</text:p>
          </table:table-cell>
          <table:table-cell table:style-name="odfdo_auto_29" office:value-type="string" calcext:value-type="string">
            <text:p>ComplexIntervalFieldElement</text:p>
          </table:table-cell>
          <table:table-cell table:style-name="odfdo_auto_30" office:value-type="string" calcext:value-type="string">
            <text:p>PlusInfinity</text:p>
          </table:table-cell>
          <table:table-cell table:style-name="odfdo_auto_31" office:value-type="string" calcext:value-type="string">
            <text:p>MinusInfinity</text:p>
          </table:table-cell>
          <table:table-cell table:style-name="odfdo_auto_32" office:value-type="string" calcext:value-type="string">
            <text:p>UnsignedInfinity</text:p>
          </table:table-cell>
          <table:table-cell table:style-name="Default" table:number-columns-repeated="16351"/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style-name="odfdo_auto_33" office:value-type="string" calcext:value-type="string">
            <text:p>Expression | int</text:p>
          </table:table-cell>
          <table:table-cell table:style-name="odfdo_auto_34" office:value-type="string" calcext:value-type="string">
            <text:p>Expression | float | int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7" office:value-type="string" calcext:value-type="string">
            <text:p>float32</text:p>
          </table:table-cell>
          <table:table-cell table:style-name="odfdo_auto_8" office:value-type="string" calcext:value-type="string">
            <text:p>longdouble</text:p>
          </table:table-cell>
          <table:table-cell office:value-type="string" calcext:value-type="string">
            <text:p>NotImplementedError</text:p>
          </table:table-cell>
          <table:table-cell table:style-name="odfdo_auto_35" office:value-type="string" calcext:value-type="string">
            <text:p>float64</text:p>
          </table:table-cell>
          <table:table-cell table:style-name="odfdo_auto_7" office:value-type="string" calcext:value-type="string">
            <text:p>float32</text:p>
          </table:table-cell>
          <table:table-cell table:style-name="odfdo_auto_36" office:value-type="string" calcext:value-type="string">
            <text:p>Integer | Expression</text:p>
          </table:table-cell>
          <table:table-cell office:value-type="string" calcext:value-type="string">
            <text:p>TypeError</text:p>
          </table:table-cell>
          <table:table-cell table:style-name="odfdo_auto_36" office:value-type="string" calcext:value-type="string">
            <text:p>Integer | 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6" office:value-type="string" calcext:value-type="string">
            <text:p>Integer | Expression</text:p>
          </table:table-cell>
          <table:table-cell table:style-name="odfdo_auto_37" office:value-type="string" calcext:value-type="string">
            <text:p>Integer | RealNumber | Expression</text:p>
          </table:table-cell>
          <table:table-cell table:style-name="odfdo_auto_38" office:value-type="string" calcext:value-type="string">
            <text:p>Integer | Expression | ComplexNumber</text:p>
          </table:table-cell>
          <table:table-cell table:style-name="odfdo_auto_36" office:value-type="string" calcext:value-type="string">
            <text:p>Integer | Expression</text:p>
          </table:table-cell>
          <table:table-cell table:style-name="odfdo_auto_15" office:value-type="string" calcext:value-type="string">
            <text:p>Expression</text:p>
          </table:table-cell>
          <table:table-cell table:style-name="odfdo_auto_37" office:value-type="string" calcext:value-type="string">
            <text:p>Integer | RealNumber | Expression</text:p>
          </table:table-cell>
          <table:table-cell table:style-name="odfdo_auto_39" office:value-type="string" calcext:value-type="string">
            <text:p>Integer | Expression | RealDoubleElement_gsl</text:p>
          </table:table-cell>
          <table:table-cell table:style-name="odfdo_auto_40" office:value-type="string" calcext:value-type="string">
            <text:p>Integer | RealBall | Expression</text:p>
          </table:table-cell>
          <table:table-cell table:style-name="odfdo_auto_41" office:value-type="string" calcext:value-type="string">
            <text:p>Integer | RealIntervalFieldElement | Expression</text:p>
          </table:table-cell>
          <table:table-cell table:style-name="odfdo_auto_26" office:value-type="string" calcext:value-type="string">
            <text:p>ComplexNumber</text:p>
          </table:table-cell>
          <table:table-cell table:style-name="odfdo_auto_27" office:value-type="string" calcext:value-type="string">
            <text:p>ComplexDoubleElement</text:p>
          </table:table-cell>
          <table:table-cell table:style-name="odfdo_auto_28" office:value-type="string" calcext:value-type="string">
            <text:p>ComplexBall</text:p>
          </table:table-cell>
          <table:table-cell table:style-name="odfdo_auto_29" office:value-type="string" calcext:value-type="string">
            <text:p>ComplexIntervalFieldElement</text:p>
          </table:table-cell>
          <table:table-cell table:style-name="odfdo_auto_36" office:value-type="string" calcext:value-type="string">
            <text:p>Integer | 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RuntimeError</text:p>
          </table:table-cell>
          <table:table-cell table:style-name="Default" table:number-columns-repeated="16351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table:style-name="odfdo_auto_42" office:value-type="string" calcext:value-type="string">
            <text:p>Expression | float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7" office:value-type="string" calcext:value-type="string">
            <text:p>float32</text:p>
          </table:table-cell>
          <table:table-cell table:style-name="odfdo_auto_8" office:value-type="string" calcext:value-type="string">
            <text:p>longdouble</text:p>
          </table:table-cell>
          <table:table-cell office:value-type="string" calcext:value-type="string">
            <text:p>NotImplementedError</text:p>
          </table:table-cell>
          <table:table-cell table:number-columns-repeated="2" table:style-name="odfdo_auto_35" office:value-type="string" calcext:value-type="string">
            <text:p>float64</text:p>
          </table:table-cell>
          <table:table-cell table:style-name="odfdo_auto_42" office:value-type="string" calcext:value-type="string">
            <text:p>Expression | float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42" office:value-type="string" calcext:value-type="string">
            <text:p>Expression | float</text:p>
          </table:table-cell>
          <table:table-cell table:style-name="odfdo_auto_43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style-name="odfdo_auto_42" office:value-type="string" calcext:value-type="string">
            <text:p>Expression | float</text:p>
          </table:table-cell>
          <table:table-cell table:style-name="odfdo_auto_27" office:value-type="string" calcext:value-type="string">
            <text:p>ComplexDoubleElement</text:p>
          </table:table-cell>
          <table:table-cell table:style-name="odfdo_auto_22" office:value-type="string" calcext:value-type="string">
            <text:p>RealNumber</text:p>
          </table:table-cell>
          <table:table-cell table:style-name="odfdo_auto_23" office:value-type="string" calcext:value-type="string">
            <text:p>RealDoubleElement_gsl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6" office:value-type="string" calcext:value-type="string">
            <text:p>ComplexNumber</text:p>
          </table:table-cell>
          <table:table-cell table:style-name="odfdo_auto_27"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RuntimeError</text:p>
          </table:table-cell>
          <table:table-cell table:style-name="Default" table:number-columns-repeated="16351"/>
        </table:table-row>
        <table:table-row table:style-name="ro1">
          <table:table-cell table:number-columns-repeated="4" table:style-name="odfdo_auto_3" office:value-type="string" calcext:value-type="string">
            <text:p>complex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45" office:value-type="string" calcext:value-type="string">
            <text:p>Expression | complex</text:p>
          </table:table-cell>
          <table:table-cell office:value-type="string" calcext:value-type="string">
            <text:p>Expression | ComplexNumber</text:p>
          </table:table-cell>
          <table:table-cell table:style-name="odfdo_auto_45" office:value-type="string" calcext:value-type="string">
            <text:p>Expression | complex</text:p>
          </table:table-cell>
          <table:table-cell table:number-columns-repeated="3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6" office:value-type="string" calcext:value-type="string">
            <text:p>ComplexNumber</text:p>
          </table:table-cell>
          <table:table-cell table:style-name="odfdo_auto_27"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RuntimeError</text:p>
          </table:table-cell>
          <table:table-cell table:style-name="Default" table:number-columns-repeated="16351"/>
        </table:table-row>
        <table:table-row table:style-name="ro1">
          <table:table-cell table:style-name="odfdo_auto_4" office:value-type="string" calcext:value-type="string">
            <text:p>mpz</text:p>
          </table:table-cell>
          <table:table-cell table:number-columns-repeated="6" office:value-type="string" calcext:value-type="string">
            <text:p>TypeError</text:p>
          </table:table-cell>
          <table:table-cell table:number-columns-repeated="5" office:value-type="string" calcext:value-type="string">
            <text:p>AttributeError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65" office:value-type="string" calcext:value-type="string">
            <text:p>TypeError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65" office:value-type="string" calcext:value-type="string">
            <text:p>TypeError</text:p>
          </table:table-cell>
          <table:table-cell table:number-columns-repeated="10" office:value-type="string" calcext:value-type="string">
            <text:p>TypeError</text:p>
          </table:table-cell>
          <table:table-cell table:number-columns-repeated="2" table:style-name="odfdo_auto_6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Default" table:number-columns-repeated="16351"/>
        </table:table-row>
        <table:table-row table:style-name="ro1">
          <table:table-cell table:style-name="odfdo_auto_5" office:value-type="string" calcext:value-type="string">
            <text:p>mpfr</text:p>
          </table:table-cell>
          <table:table-cell table:number-columns-repeated="6" office:value-type="string" calcext:value-type="string">
            <text:p>TypeError</text:p>
          </table:table-cell>
          <table:table-cell table:number-columns-repeated="5" office:value-type="string" calcext:value-type="string">
            <text:p>AttributeError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65" office:value-type="string" calcext:value-type="string">
            <text:p>TypeError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65" office:value-type="string" calcext:value-type="string">
            <text:p>TypeError</text:p>
          </table:table-cell>
          <table:table-cell table:number-columns-repeated="10" office:value-type="string" calcext:value-type="string">
            <text:p>TypeError</text:p>
          </table:table-cell>
          <table:table-cell table:number-columns-repeated="2" table:style-name="odfdo_auto_6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Default" table:number-columns-repeated="16351"/>
        </table:table-row>
        <table:table-row table:style-name="ro1">
          <table:table-cell table:style-name="odfdo_auto_6" office:value-type="string" calcext:value-type="string">
            <text:p>mpc</text:p>
          </table:table-cell>
          <table:table-cell table:number-columns-repeated="6" office:value-type="string" calcext:value-type="string">
            <text:p>TypeError</text:p>
          </table:table-cell>
          <table:table-cell table:number-columns-repeated="5" office:value-type="string" calcext:value-type="string">
            <text:p>AttributeError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65" office:value-type="string" calcext:value-type="string">
            <text:p>TypeError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65" office:value-type="string" calcext:value-type="string">
            <text:p>TypeError</text:p>
          </table:table-cell>
          <table:table-cell table:number-columns-repeated="10" office:value-type="string" calcext:value-type="string">
            <text:p>TypeError</text:p>
          </table:table-cell>
          <table:table-cell table:number-columns-repeated="2" table:style-name="odfdo_auto_6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Default" table:number-columns-repeated="16351"/>
        </table:table-row>
        <table:table-row table:style-name="ro1">
          <table:table-cell table:number-columns-repeated="3" table:style-name="odfdo_auto_7" office:value-type="string" calcext:value-type="string">
            <text:p>float32</text:p>
          </table:table-cell>
          <table:table-cell office:value-type="string" calcext:value-type="string">
            <text:p>NotImplementedError</text:p>
          </table:table-cell>
          <table:table-cell table:number-columns-repeated="3" office:value-type="string" calcext:value-type="string">
            <text:p>AttributeError</text:p>
          </table:table-cell>
          <table:table-cell table:style-name="odfdo_auto_7" office:value-type="string" calcext:value-type="string">
            <text:p>float32</text:p>
          </table:table-cell>
          <table:table-cell table:style-name="odfdo_auto_8" office:value-type="string" calcext:value-type="string">
            <text:p>longdouble</text:p>
          </table:table-cell>
          <table:table-cell office:value-type="string" calcext:value-type="string">
            <text:p>NotImplementedError</text:p>
          </table:table-cell>
          <table:table-cell table:style-name="odfdo_auto_35" office:value-type="string" calcext:value-type="string">
            <text:p>float64</text:p>
          </table:table-cell>
          <table:table-cell table:style-name="odfdo_auto_7" office:value-type="string" calcext:value-type="string">
            <text:p>float32</text:p>
          </table:table-cell>
          <table:table-cell table:style-name="odfdo_auto_35" office:value-type="string" calcext:value-type="string">
            <text:p>float64</text:p>
          </table:table-cell>
          <table:table-cell office:value-type="string" calcext:value-type="string">
            <text:p>AttributeError</text:p>
          </table:table-cell>
          <table:table-cell table:style-name="odfdo_auto_35" office:value-type="string" calcext:value-type="string">
            <text:p>float64</text:p>
          </table:table-cell>
          <table:table-cell table:style-name="odfdo_auto_65" office:value-type="string" calcext:value-type="string">
            <text:p>AttributeError</text:p>
          </table:table-cell>
          <table:table-cell table:number-columns-repeated="3" office:value-type="string" calcext:value-type="string">
            <text:p>AttributeError</text:p>
          </table:table-cell>
          <table:table-cell table:style-name="odfdo_auto_46" office:value-type="string" calcext:value-type="string">
            <text:p>NotImplementedError | ndarray</text:p>
          </table:table-cell>
          <table:table-cell table:number-columns-repeated="2" office:value-type="string" calcext:value-type="string">
            <text:p>AttributeError</text:p>
          </table:table-cell>
          <table:table-cell table:number-columns-repeated="2" table:style-name="odfdo_auto_35" office:value-type="string" calcext:value-type="string">
            <text:p>float64</text:p>
          </table:table-cell>
          <table:table-cell table:number-columns-repeated="2" office:value-type="string" calcext:value-type="string">
            <text:p>AttributeError</text:p>
          </table:table-cell>
          <table:table-cell table:number-columns-repeated="2" office:value-type="string" calcext:value-type="string">
            <text:p>NotImplementedError</text:p>
          </table:table-cell>
          <table:table-cell table:number-columns-repeated="2" office:value-type="string" calcext:value-type="string">
            <text:p>AttributeError</text:p>
          </table:table-cell>
          <table:table-cell table:number-columns-repeated="2" table:style-name="odfdo_auto_65" office:value-type="string" calcext:value-type="string">
            <text:p>AttributeError</text:p>
          </table:table-cell>
          <table:table-cell office:value-type="string" calcext:value-type="string">
            <text:p>AttributeError</text:p>
          </table:table-cell>
          <table:table-cell table:style-name="Default" table:number-columns-repeated="16351"/>
        </table:table-row>
        <table:table-row table:style-name="ro1">
          <table:table-cell table:number-columns-repeated="3" table:style-name="odfdo_auto_8" office:value-type="string" calcext:value-type="string">
            <text:p>longdouble</text:p>
          </table:table-cell>
          <table:table-cell office:value-type="string" calcext:value-type="string">
            <text:p>NotImplementedError</text:p>
          </table:table-cell>
          <table:table-cell table:number-columns-repeated="3" office:value-type="string" calcext:value-type="string">
            <text:p>AttributeError</text:p>
          </table:table-cell>
          <table:table-cell table:number-columns-repeated="2" table:style-name="odfdo_auto_8" office:value-type="string" calcext:value-type="string">
            <text:p>longdouble</text:p>
          </table:table-cell>
          <table:table-cell office:value-type="string" calcext:value-type="string">
            <text:p>NotImplementedError</text:p>
          </table:table-cell>
          <table:table-cell table:number-columns-repeated="3" table:style-name="odfdo_auto_8" office:value-type="string" calcext:value-type="string">
            <text:p>longdouble</text:p>
          </table:table-cell>
          <table:table-cell office:value-type="string" calcext:value-type="string">
            <text:p>AttributeError</text:p>
          </table:table-cell>
          <table:table-cell table:style-name="odfdo_auto_8" office:value-type="string" calcext:value-type="string">
            <text:p>longdouble</text:p>
          </table:table-cell>
          <table:table-cell table:style-name="odfdo_auto_65" office:value-type="string" calcext:value-type="string">
            <text:p>AttributeError</text:p>
          </table:table-cell>
          <table:table-cell table:number-columns-repeated="3" office:value-type="string" calcext:value-type="string">
            <text:p>AttributeError</text:p>
          </table:table-cell>
          <table:table-cell table:style-name="odfdo_auto_46" office:value-type="string" calcext:value-type="string">
            <text:p>NotImplementedError | ndarray</text:p>
          </table:table-cell>
          <table:table-cell table:number-columns-repeated="2" office:value-type="string" calcext:value-type="string">
            <text:p>AttributeError</text:p>
          </table:table-cell>
          <table:table-cell table:number-columns-repeated="2" table:style-name="odfdo_auto_8" office:value-type="string" calcext:value-type="string">
            <text:p>longdouble</text:p>
          </table:table-cell>
          <table:table-cell table:number-columns-repeated="2" office:value-type="string" calcext:value-type="string">
            <text:p>AttributeError</text:p>
          </table:table-cell>
          <table:table-cell table:number-columns-repeated="2" office:value-type="string" calcext:value-type="string">
            <text:p>NotImplementedError</text:p>
          </table:table-cell>
          <table:table-cell table:number-columns-repeated="2" office:value-type="string" calcext:value-type="string">
            <text:p>AttributeError</text:p>
          </table:table-cell>
          <table:table-cell table:number-columns-repeated="2" table:style-name="odfdo_auto_65" office:value-type="string" calcext:value-type="string">
            <text:p>AttributeError</text:p>
          </table:table-cell>
          <table:table-cell office:value-type="string" calcext:value-type="string">
            <text:p>AttributeError</text:p>
          </table:table-cell>
          <table:table-cell table:style-name="Default" table:number-columns-repeated="16351"/>
        </table:table-row>
        <table:table-row table:style-name="ro1">
          <table:table-cell table:style-name="odfdo_auto_9" office:value-type="string" calcext:value-type="string">
            <text:p>complex64</text:p>
          </table:table-cell>
          <table:table-cell table:number-columns-repeated="3" office:value-type="string" calcext:value-type="string">
            <text:p>NotImplementedError</text:p>
          </table:table-cell>
          <table:table-cell table:number-columns-repeated="3" office:value-type="string" calcext:value-type="string">
            <text:p>AttributeError</text:p>
          </table:table-cell>
          <table:table-cell table:number-columns-repeated="6" office:value-type="string" calcext:value-type="string">
            <text:p>NotImplementedError</text:p>
          </table:table-cell>
          <table:table-cell office:value-type="string" calcext:value-type="string">
            <text:p>AttributeError</text:p>
          </table:table-cell>
          <table:table-cell office:value-type="string" calcext:value-type="string">
            <text:p>NotImplementedError</text:p>
          </table:table-cell>
          <table:table-cell table:style-name="odfdo_auto_65" office:value-type="string" calcext:value-type="string">
            <text:p>AttributeError</text:p>
          </table:table-cell>
          <table:table-cell table:number-columns-repeated="3" office:value-type="string" calcext:value-type="string">
            <text:p>AttributeError</text:p>
          </table:table-cell>
          <table:table-cell table:style-name="odfdo_auto_65" office:value-type="string" calcext:value-type="string">
            <text:p>NotImplementedError</text:p>
          </table:table-cell>
          <table:table-cell table:number-columns-repeated="2" office:value-type="string" calcext:value-type="string">
            <text:p>AttributeError</text:p>
          </table:table-cell>
          <table:table-cell table:number-columns-repeated="2" office:value-type="string" calcext:value-type="string">
            <text:p>NotImplementedError</text:p>
          </table:table-cell>
          <table:table-cell table:number-columns-repeated="2" office:value-type="string" calcext:value-type="string">
            <text:p>AttributeError</text:p>
          </table:table-cell>
          <table:table-cell table:number-columns-repeated="2" office:value-type="string" calcext:value-type="string">
            <text:p>NotImplementedError</text:p>
          </table:table-cell>
          <table:table-cell table:number-columns-repeated="2" office:value-type="string" calcext:value-type="string">
            <text:p>AttributeError</text:p>
          </table:table-cell>
          <table:table-cell table:number-columns-repeated="2" table:style-name="odfdo_auto_65" office:value-type="string" calcext:value-type="string">
            <text:p>AttributeError</text:p>
          </table:table-cell>
          <table:table-cell office:value-type="string" calcext:value-type="string">
            <text:p>AttributeError</text:p>
          </table:table-cell>
          <table:table-cell table:style-name="Default" table:number-columns-repeated="16351"/>
        </table:table-row>
        <table:table-row table:style-name="ro1">
          <table:table-cell table:style-name="odfdo_auto_10" office:value-type="string" calcext:value-type="string">
            <text:p>int32</text:p>
          </table:table-cell>
          <table:table-cell table:number-columns-repeated="2" table:style-name="odfdo_auto_35" office:value-type="string" calcext:value-type="string">
            <text:p>float64</text:p>
          </table:table-cell>
          <table:table-cell office:value-type="string" calcext:value-type="string">
            <text:p>NotImplementedError</text:p>
          </table:table-cell>
          <table:table-cell table:number-columns-repeated="3" office:value-type="string" calcext:value-type="string">
            <text:p>AttributeError</text:p>
          </table:table-cell>
          <table:table-cell table:style-name="odfdo_auto_35" office:value-type="string" calcext:value-type="string">
            <text:p>float64</text:p>
          </table:table-cell>
          <table:table-cell table:style-name="odfdo_auto_8" office:value-type="string" calcext:value-type="string">
            <text:p>longdouble</text:p>
          </table:table-cell>
          <table:table-cell office:value-type="string" calcext:value-type="string">
            <text:p>NotImplementedError</text:p>
          </table:table-cell>
          <table:table-cell table:number-columns-repeated="3" table:style-name="odfdo_auto_35" office:value-type="string" calcext:value-type="string">
            <text:p>float64</text:p>
          </table:table-cell>
          <table:table-cell office:value-type="string" calcext:value-type="string">
            <text:p>AttributeError</text:p>
          </table:table-cell>
          <table:table-cell table:style-name="odfdo_auto_35" office:value-type="string" calcext:value-type="string">
            <text:p>float64</text:p>
          </table:table-cell>
          <table:table-cell table:style-name="odfdo_auto_65" office:value-type="string" calcext:value-type="string">
            <text:p>AttributeError</text:p>
          </table:table-cell>
          <table:table-cell table:number-columns-repeated="3" office:value-type="string" calcext:value-type="string">
            <text:p>AttributeError</text:p>
          </table:table-cell>
          <table:table-cell table:style-name="odfdo_auto_46" office:value-type="string" calcext:value-type="string">
            <text:p>NotImplementedError | ndarray</text:p>
          </table:table-cell>
          <table:table-cell table:number-columns-repeated="2" office:value-type="string" calcext:value-type="string">
            <text:p>AttributeError</text:p>
          </table:table-cell>
          <table:table-cell table:number-columns-repeated="2" table:style-name="odfdo_auto_35" office:value-type="string" calcext:value-type="string">
            <text:p>float64</text:p>
          </table:table-cell>
          <table:table-cell table:number-columns-repeated="2" office:value-type="string" calcext:value-type="string">
            <text:p>AttributeError</text:p>
          </table:table-cell>
          <table:table-cell table:number-columns-repeated="2" office:value-type="string" calcext:value-type="string">
            <text:p>NotImplementedError</text:p>
          </table:table-cell>
          <table:table-cell table:number-columns-repeated="2" office:value-type="string" calcext:value-type="string">
            <text:p>AttributeError</text:p>
          </table:table-cell>
          <table:table-cell table:number-columns-repeated="2" table:style-name="odfdo_auto_65" office:value-type="string" calcext:value-type="string">
            <text:p>AttributeError</text:p>
          </table:table-cell>
          <table:table-cell office:value-type="string" calcext:value-type="string">
            <text:p>AttributeError</text:p>
          </table:table-cell>
          <table:table-cell table:style-name="Default" table:number-columns-repeated="16351"/>
        </table:table-row>
        <table:table-row table:style-name="ro1">
          <table:table-cell table:style-name="odfdo_auto_11" office:value-type="string" calcext:value-type="string">
            <text:p>uint16</text:p>
          </table:table-cell>
          <table:table-cell table:style-name="odfdo_auto_7" office:value-type="string" calcext:value-type="string">
            <text:p>float32</text:p>
          </table:table-cell>
          <table:table-cell table:style-name="odfdo_auto_35" office:value-type="string" calcext:value-type="string">
            <text:p>float64</text:p>
          </table:table-cell>
          <table:table-cell office:value-type="string" calcext:value-type="string">
            <text:p>NotImplementedError</text:p>
          </table:table-cell>
          <table:table-cell table:number-columns-repeated="3" office:value-type="string" calcext:value-type="string">
            <text:p>AttributeError</text:p>
          </table:table-cell>
          <table:table-cell table:style-name="odfdo_auto_7" office:value-type="string" calcext:value-type="string">
            <text:p>float32</text:p>
          </table:table-cell>
          <table:table-cell table:style-name="odfdo_auto_8" office:value-type="string" calcext:value-type="string">
            <text:p>longdouble</text:p>
          </table:table-cell>
          <table:table-cell office:value-type="string" calcext:value-type="string">
            <text:p>NotImplementedError</text:p>
          </table:table-cell>
          <table:table-cell table:style-name="odfdo_auto_35" office:value-type="string" calcext:value-type="string">
            <text:p>float64</text:p>
          </table:table-cell>
          <table:table-cell table:style-name="odfdo_auto_7" office:value-type="string" calcext:value-type="string">
            <text:p>float32</text:p>
          </table:table-cell>
          <table:table-cell table:style-name="odfdo_auto_35" office:value-type="string" calcext:value-type="string">
            <text:p>float64</text:p>
          </table:table-cell>
          <table:table-cell office:value-type="string" calcext:value-type="string">
            <text:p>AttributeError</text:p>
          </table:table-cell>
          <table:table-cell table:style-name="odfdo_auto_35" office:value-type="string" calcext:value-type="string">
            <text:p>float64</text:p>
          </table:table-cell>
          <table:table-cell table:style-name="odfdo_auto_65" office:value-type="string" calcext:value-type="string">
            <text:p>AttributeError</text:p>
          </table:table-cell>
          <table:table-cell table:number-columns-repeated="3" office:value-type="string" calcext:value-type="string">
            <text:p>AttributeError</text:p>
          </table:table-cell>
          <table:table-cell table:style-name="odfdo_auto_46" office:value-type="string" calcext:value-type="string">
            <text:p>NotImplementedError | ndarray</text:p>
          </table:table-cell>
          <table:table-cell table:number-columns-repeated="2" office:value-type="string" calcext:value-type="string">
            <text:p>AttributeError</text:p>
          </table:table-cell>
          <table:table-cell table:number-columns-repeated="2" table:style-name="odfdo_auto_35" office:value-type="string" calcext:value-type="string">
            <text:p>float64</text:p>
          </table:table-cell>
          <table:table-cell table:number-columns-repeated="2" office:value-type="string" calcext:value-type="string">
            <text:p>AttributeError</text:p>
          </table:table-cell>
          <table:table-cell table:number-columns-repeated="2" office:value-type="string" calcext:value-type="string">
            <text:p>NotImplementedError</text:p>
          </table:table-cell>
          <table:table-cell table:number-columns-repeated="2" office:value-type="string" calcext:value-type="string">
            <text:p>AttributeError</text:p>
          </table:table-cell>
          <table:table-cell table:number-columns-repeated="2" table:style-name="odfdo_auto_65" office:value-type="string" calcext:value-type="string">
            <text:p>AttributeError</text:p>
          </table:table-cell>
          <table:table-cell office:value-type="string" calcext:value-type="string">
            <text:p>AttributeError</text:p>
          </table:table-cell>
          <table:table-cell table:style-name="Default" table:number-columns-repeated="16351"/>
        </table:table-row>
        <table:table-row table:style-name="ro1">
          <table:table-cell table:style-name="odfdo_auto_12" office:value-type="string" calcext:value-type="string">
            <text:p>Integer</text:p>
          </table:table-cell>
          <table:table-cell table:style-name="odfdo_auto_47" office:value-type="string" calcext:value-type="string">
            <text:p>Expression | Integer</text:p>
          </table:table-cell>
          <table:table-cell table:style-name="odfdo_auto_48" office:value-type="string" calcext:value-type="string">
            <text:p>Expression | Integer | float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35" office:value-type="string" calcext:value-type="string">
            <text:p>float64</text:p>
          </table:table-cell>
          <table:table-cell table:style-name="odfdo_auto_8" office:value-type="string" calcext:value-type="string">
            <text:p>longdouble</text:p>
          </table:table-cell>
          <table:table-cell office:value-type="string" calcext:value-type="string">
            <text:p>NotImplementedError</text:p>
          </table:table-cell>
          <table:table-cell table:number-columns-repeated="2" table:style-name="odfdo_auto_35" office:value-type="string" calcext:value-type="string">
            <text:p>float64</text:p>
          </table:table-cell>
          <table:table-cell table:style-name="odfdo_auto_47"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table:style-name="odfdo_auto_47"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47" office:value-type="string" calcext:value-type="string">
            <text:p>Expression | Integer</text:p>
          </table:table-cell>
          <table:table-cell table:style-name="odfdo_auto_49" office:value-type="string" calcext:value-type="string">
            <text:p>Expression | Integer | RealNumber</text:p>
          </table:table-cell>
          <table:table-cell table:style-name="odfdo_auto_50" office:value-type="string" calcext:value-type="string">
            <text:p>Expression | Integer | ComplexNumber</text:p>
          </table:table-cell>
          <table:table-cell table:style-name="odfdo_auto_47" office:value-type="string" calcext:value-type="string">
            <text:p>Expression | Integer</text:p>
          </table:table-cell>
          <table:table-cell table:style-name="odfdo_auto_15" office:value-type="string" calcext:value-type="string">
            <text:p>Expression</text:p>
          </table:table-cell>
          <table:table-cell table:style-name="odfdo_auto_37" office:value-type="string" calcext:value-type="string">
            <text:p>Integer | RealNumber | Expression</text:p>
          </table:table-cell>
          <table:table-cell table:style-name="odfdo_auto_51" office:value-type="string" calcext:value-type="string">
            <text:p>RealDoubleElement_gsl | Integer | Expression</text:p>
          </table:table-cell>
          <table:table-cell table:style-name="odfdo_auto_40" office:value-type="string" calcext:value-type="string">
            <text:p>Integer | RealBall | Expression</text:p>
          </table:table-cell>
          <table:table-cell table:style-name="odfdo_auto_52" office:value-type="string" calcext:value-type="string">
            <text:p>RealIntervalFieldElement | Integer | Expression</text:p>
          </table:table-cell>
          <table:table-cell table:style-name="odfdo_auto_26" office:value-type="string" calcext:value-type="string">
            <text:p>ComplexNumber</text:p>
          </table:table-cell>
          <table:table-cell table:style-name="odfdo_auto_27" office:value-type="string" calcext:value-type="string">
            <text:p>ComplexDoubleElement</text:p>
          </table:table-cell>
          <table:table-cell table:style-name="odfdo_auto_28" office:value-type="string" calcext:value-type="string">
            <text:p>ComplexBall</text:p>
          </table:table-cell>
          <table:table-cell table:style-name="odfdo_auto_29" office:value-type="string" calcext:value-type="string">
            <text:p>ComplexIntervalFieldElement</text:p>
          </table:table-cell>
          <table:table-cell table:style-name="odfdo_auto_47"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RuntimeError</text:p>
          </table:table-cell>
          <table:table-cell table:style-name="Default" table:number-columns-repeated="16351"/>
        </table:table-row>
        <table:table-row table:style-name="ro1">
          <table:table-cell table:style-name="odfdo_auto_13" office:value-type="string" calcext:value-type="string">
            <text:p>IntegerMod_int</text:p>
          </table:table-cell>
          <table:table-cell table:number-columns-repeated="6" office:value-type="string" calcext:value-type="string">
            <text:p>TypeError</text:p>
          </table:table-cell>
          <table:table-cell table:number-columns-repeated="5" office:value-type="string" calcext:value-type="string">
            <text:p>AttributeError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65" office:value-type="string" calcext:value-type="string">
            <text:p>TypeError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65" office:value-type="string" calcext:value-type="string">
            <text:p>TypeError</text:p>
          </table:table-cell>
          <table:table-cell table:number-columns-repeated="10" office:value-type="string" calcext:value-type="string">
            <text:p>TypeError</text:p>
          </table:table-cell>
          <table:table-cell table:number-columns-repeated="2" table:style-name="odfdo_auto_6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Default" table:number-columns-repeated="16351"/>
        </table:table-row>
        <table:table-row table:style-name="ro1">
          <table:table-cell table:style-name="odfdo_auto_14" office:value-type="string" calcext:value-type="string">
            <text:p>Rational</text:p>
          </table:table-cell>
          <table:table-cell table:style-name="odfdo_auto_15"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35" office:value-type="string" calcext:value-type="string">
            <text:p>float64</text:p>
          </table:table-cell>
          <table:table-cell table:style-name="odfdo_auto_8" office:value-type="string" calcext:value-type="string">
            <text:p>longdouble</text:p>
          </table:table-cell>
          <table:table-cell office:value-type="string" calcext:value-type="string">
            <text:p>NotImplementedError</text:p>
          </table:table-cell>
          <table:table-cell table:number-columns-repeated="2" table:style-name="odfdo_auto_35" office:value-type="string" calcext:value-type="string">
            <text:p>float64</text:p>
          </table:table-cell>
          <table:table-cell table:style-name="odfdo_auto_15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5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table:style-name="odfdo_auto_43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table:style-name="odfdo_auto_22" office:value-type="string" calcext:value-type="string">
            <text:p>RealNumber</text:p>
          </table:table-cell>
          <table:table-cell table:style-name="odfdo_auto_23" office:value-type="string" calcext:value-type="string">
            <text:p>RealDoubleElement_gsl</text:p>
          </table:table-cell>
          <table:table-cell table:style-name="odfdo_auto_24" office:value-type="string" calcext:value-type="string">
            <text:p>RealBall</text:p>
          </table:table-cell>
          <table:table-cell table:style-name="odfdo_auto_25" office:value-type="string" calcext:value-type="string">
            <text:p>RealIntervalFieldElement</text:p>
          </table:table-cell>
          <table:table-cell table:style-name="odfdo_auto_26" office:value-type="string" calcext:value-type="string">
            <text:p>ComplexNumber</text:p>
          </table:table-cell>
          <table:table-cell table:style-name="odfdo_auto_27" office:value-type="string" calcext:value-type="string">
            <text:p>ComplexDoubleElement</text:p>
          </table:table-cell>
          <table:table-cell table:style-name="odfdo_auto_28" office:value-type="string" calcext:value-type="string">
            <text:p>ComplexBall</text:p>
          </table:table-cell>
          <table:table-cell table:style-name="odfdo_auto_29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RuntimeError</text:p>
          </table:table-cell>
          <table:table-cell table:style-name="Default" table:number-columns-repeated="16351"/>
        </table:table-row>
        <table:table-row table:style-name="ro1">
          <table:table-cell table:number-columns-repeated="4" table:style-name="odfdo_auto_15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table:style-name="odfdo_auto_15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5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14" table:style-name="odfdo_auto_15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RuntimeError</text:p>
          </table:table-cell>
          <table:table-cell table:style-name="Default" table:number-columns-repeated="16351"/>
        </table:table-row>
        <table:table-row table:style-name="ro1">
          <table:table-cell table:style-name="odfdo_auto_16" office:value-type="string" calcext:value-type="string">
            <text:p>Polynomial_integer_dense_flint</text:p>
          </table:table-cell>
          <table:table-cell table:style-name="odfdo_auto_47" office:value-type="string" calcext:value-type="string">
            <text:p>Expression | Integer</text:p>
          </table:table-cell>
          <table:table-cell table:style-name="odfdo_auto_53" office:value-type="string" calcext:value-type="string">
            <text:p>Integer | float | Expression</text:p>
          </table:table-cell>
          <table:table-cell table:style-name="odfdo_auto_45" office:value-type="string" calcext:value-type="string">
            <text:p>Expression | complex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AttributeError</text:p>
          </table:table-cell>
          <table:table-cell table:style-name="odfdo_auto_47"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table:style-name="odfdo_auto_47"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47" office:value-type="string" calcext:value-type="string">
            <text:p>Expression | Integer</text:p>
          </table:table-cell>
          <table:table-cell table:style-name="odfdo_auto_15" office:value-type="string" calcext:value-type="string">
            <text:p>Expression</text:p>
          </table:table-cell>
          <table:table-cell table:style-name="odfdo_auto_37" office:value-type="string" calcext:value-type="string">
            <text:p>Integer | RealNumber | Expression</text:p>
          </table:table-cell>
          <table:table-cell table:style-name="odfdo_auto_51" office:value-type="string" calcext:value-type="string">
            <text:p>RealDoubleElement_gsl | Integer | Expression</text:p>
          </table:table-cell>
          <table:table-cell table:style-name="odfdo_auto_40" office:value-type="string" calcext:value-type="string">
            <text:p>Integer | RealBall | Expression</text:p>
          </table:table-cell>
          <table:table-cell table:style-name="odfdo_auto_52" office:value-type="string" calcext:value-type="string">
            <text:p>RealIntervalFieldElement | Integer | Expression</text:p>
          </table:table-cell>
          <table:table-cell table:style-name="odfdo_auto_44" office:value-type="string" calcext:value-type="string">
            <text:p>Expression | ComplexNumber</text:p>
          </table:table-cell>
          <table:table-cell table:style-name="odfdo_auto_54" office:value-type="string" calcext:value-type="string">
            <text:p>Expression | ComplexDoubleElement</text:p>
          </table:table-cell>
          <table:table-cell table:style-name="odfdo_auto_55" office:value-type="string" calcext:value-type="string">
            <text:p>ComplexBall | Expression</text:p>
          </table:table-cell>
          <table:table-cell table:style-name="odfdo_auto_56" office:value-type="string" calcext:value-type="string">
            <text:p>Expression | ComplexIntervalFieldElement</text:p>
          </table:table-cell>
          <table:table-cell table:style-name="odfdo_auto_47"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RuntimeError</text:p>
          </table:table-cell>
          <table:table-cell table:style-name="Default" table:number-columns-repeated="16351"/>
        </table:table-row>
        <table:table-row table:style-name="ro1">
          <table:table-cell table:style-name="odfdo_auto_17" office:value-type="string" calcext:value-type="string">
            <text:p>Polynomial_rational_flint</text:p>
          </table:table-cell>
          <table:table-cell table:style-name="odfdo_auto_47" office:value-type="string" calcext:value-type="string">
            <text:p>Expression | Integer</text:p>
          </table:table-cell>
          <table:table-cell table:style-name="odfdo_auto_53" office:value-type="string" calcext:value-type="string">
            <text:p>Integer | float | Expression</text:p>
          </table:table-cell>
          <table:table-cell table:style-name="odfdo_auto_45" office:value-type="string" calcext:value-type="string">
            <text:p>Expression | complex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AttributeError</text:p>
          </table:table-cell>
          <table:table-cell table:style-name="odfdo_auto_47"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table:style-name="odfdo_auto_47"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47" office:value-type="string" calcext:value-type="string">
            <text:p>Expression | Integer</text:p>
          </table:table-cell>
          <table:table-cell table:style-name="odfdo_auto_15" office:value-type="string" calcext:value-type="string">
            <text:p>Expression</text:p>
          </table:table-cell>
          <table:table-cell table:style-name="odfdo_auto_37" office:value-type="string" calcext:value-type="string">
            <text:p>Integer | RealNumber | Expression</text:p>
          </table:table-cell>
          <table:table-cell table:style-name="odfdo_auto_51" office:value-type="string" calcext:value-type="string">
            <text:p>RealDoubleElement_gsl | Integer | Expression</text:p>
          </table:table-cell>
          <table:table-cell table:style-name="odfdo_auto_40" office:value-type="string" calcext:value-type="string">
            <text:p>Integer | RealBall | Expression</text:p>
          </table:table-cell>
          <table:table-cell table:style-name="odfdo_auto_52" office:value-type="string" calcext:value-type="string">
            <text:p>RealIntervalFieldElement | Integer | Expression</text:p>
          </table:table-cell>
          <table:table-cell table:style-name="odfdo_auto_44" office:value-type="string" calcext:value-type="string">
            <text:p>Expression | ComplexNumber</text:p>
          </table:table-cell>
          <table:table-cell table:style-name="odfdo_auto_54" office:value-type="string" calcext:value-type="string">
            <text:p>Expression | ComplexDoubleElement</text:p>
          </table:table-cell>
          <table:table-cell table:style-name="odfdo_auto_55" office:value-type="string" calcext:value-type="string">
            <text:p>ComplexBall | Expression</text:p>
          </table:table-cell>
          <table:table-cell table:style-name="odfdo_auto_56" office:value-type="string" calcext:value-type="string">
            <text:p>Expression | ComplexIntervalFieldElement</text:p>
          </table:table-cell>
          <table:table-cell table:style-name="odfdo_auto_47"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RuntimeError</text:p>
          </table:table-cell>
          <table:table-cell table:style-name="Default" table:number-columns-repeated="16351"/>
        </table:table-row>
        <table:table-row table:style-name="ro1">
          <table:table-cell table:style-name="odfdo_auto_18" office:value-type="string" calcext:value-type="string">
            <text:p>PolynomialRealDense</text:p>
          </table:table-cell>
          <table:table-cell table:style-name="odfdo_auto_49" office:value-type="string" calcext:value-type="string">
            <text:p>Expression | Integer | RealNumber</text:p>
          </table:table-cell>
          <table:table-cell table:style-name="odfdo_auto_37" office:value-type="string" calcext:value-type="string">
            <text:p>Integer | RealNumber | Expression</text:p>
          </table:table-cell>
          <table:table-cell table:style-name="odfdo_auto_45" office:value-type="string" calcext:value-type="string">
            <text:p>Expression | complex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AttributeError</text:p>
          </table:table-cell>
          <table:table-cell table:style-name="odfdo_auto_49" office:value-type="string" calcext:value-type="string">
            <text:p>Expression | Integer | RealNumber</text:p>
          </table:table-cell>
          <table:table-cell office:value-type="string" calcext:value-type="string">
            <text:p>TypeError</text:p>
          </table:table-cell>
          <table:table-cell table:style-name="odfdo_auto_49" office:value-type="string" calcext:value-type="string">
            <text:p>Expression | Integer | Real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47" office:value-type="string" calcext:value-type="string">
            <text:p>Expression | Integer</text:p>
          </table:table-cell>
          <table:table-cell table:style-name="odfdo_auto_49" office:value-type="string" calcext:value-type="string">
            <text:p>Expression | Integer | RealNumber</text:p>
          </table:table-cell>
          <table:table-cell table:style-name="odfdo_auto_44" office:value-type="string" calcext:value-type="string">
            <text:p>Expression | ComplexNumber</text:p>
          </table:table-cell>
          <table:table-cell table:style-name="odfdo_auto_37" office:value-type="string" calcext:value-type="string">
            <text:p>Integer | RealNumber | Expression</text:p>
          </table:table-cell>
          <table:table-cell table:style-name="odfdo_auto_51" office:value-type="string" calcext:value-type="string">
            <text:p>RealDoubleElement_gsl | Integer | Expression</text:p>
          </table:table-cell>
          <table:table-cell table:number-columns-repeated="2" table:style-name="odfdo_auto_57" office:value-type="string" calcext:value-type="string">
            <text:p>Integer | TypeError | Expression</text:p>
          </table:table-cell>
          <table:table-cell table:style-name="odfdo_auto_44" office:value-type="string" calcext:value-type="string">
            <text:p>Expression | ComplexNumber</text:p>
          </table:table-cell>
          <table:table-cell table:style-name="odfdo_auto_54" office:value-type="string" calcext:value-type="string">
            <text:p>Expression | ComplexDoubleElement</text:p>
          </table:table-cell>
          <table:table-cell table:number-columns-repeated="2" table:style-name="odfdo_auto_58" office:value-type="string" calcext:value-type="string">
            <text:p>Expression | TypeError</text:p>
          </table:table-cell>
          <table:table-cell table:style-name="odfdo_auto_47"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RuntimeError</text:p>
          </table:table-cell>
          <table:table-cell table:style-name="Default" table:number-columns-repeated="16351"/>
        </table:table-row>
        <table:table-row table:style-name="ro1">
          <table:table-cell table:style-name="odfdo_auto_19" office:value-type="string" calcext:value-type="string">
            <text:p>PolynomialRing_field_with_category.element_class</text:p>
          </table:table-cell>
          <table:table-cell table:style-name="odfdo_auto_50" office:value-type="string" calcext:value-type="string">
            <text:p>Expression | Integer | ComplexNumber</text:p>
          </table:table-cell>
          <table:table-cell table:style-name="odfdo_auto_38" office:value-type="string" calcext:value-type="string">
            <text:p>Integer | Expression | ComplexNumber</text:p>
          </table:table-cell>
          <table:table-cell table:style-name="odfdo_auto_44" office:value-type="string" calcext:value-type="string">
            <text:p>Expression | ComplexNumber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2" table:style-name="odfdo_auto_46" office:value-type="string" calcext:value-type="string">
            <text:p>NotImplementedError | ndarray</text:p>
          </table:table-cell>
          <table:table-cell office:value-type="string" calcext:value-type="string">
            <text:p>NotImplementedError</text:p>
          </table:table-cell>
          <table:table-cell table:number-columns-repeated="2" table:style-name="odfdo_auto_46" office:value-type="string" calcext:value-type="string">
            <text:p>NotImplementedError | ndarray</text:p>
          </table:table-cell>
          <table:table-cell table:style-name="odfdo_auto_50" office:value-type="string" calcext:value-type="string">
            <text:p>Expression | Integer | ComplexNumber</text:p>
          </table:table-cell>
          <table:table-cell office:value-type="string" calcext:value-type="string">
            <text:p>TypeError</text:p>
          </table:table-cell>
          <table:table-cell table:style-name="odfdo_auto_50" office:value-type="string" calcext:value-type="string">
            <text:p>Expression | Integer | 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47" office:value-type="string" calcext:value-type="string">
            <text:p>Expression | Integer</text:p>
          </table:table-cell>
          <table:table-cell table:style-name="odfdo_auto_50" office:value-type="string" calcext:value-type="string">
            <text:p>Expression | Integer | ComplexNumber</text:p>
          </table:table-cell>
          <table:table-cell table:style-name="odfdo_auto_44" office:value-type="string" calcext:value-type="string">
            <text:p>Expression | ComplexNumber</text:p>
          </table:table-cell>
          <table:table-cell table:number-columns-repeated="2" table:style-name="odfdo_auto_38" office:value-type="string" calcext:value-type="string">
            <text:p>Integer | Expression | ComplexNumber</text:p>
          </table:table-cell>
          <table:table-cell table:number-columns-repeated="2" table:style-name="odfdo_auto_57" office:value-type="string" calcext:value-type="string">
            <text:p>Integer | TypeError | Expression</text:p>
          </table:table-cell>
          <table:table-cell table:style-name="odfdo_auto_44" office:value-type="string" calcext:value-type="string">
            <text:p>Expression | ComplexNumber</text:p>
          </table:table-cell>
          <table:table-cell table:style-name="odfdo_auto_54" office:value-type="string" calcext:value-type="string">
            <text:p>Expression | ComplexDoubleElement</text:p>
          </table:table-cell>
          <table:table-cell table:number-columns-repeated="2" table:style-name="odfdo_auto_58" office:value-type="string" calcext:value-type="string">
            <text:p>Expression | TypeError</text:p>
          </table:table-cell>
          <table:table-cell table:style-name="odfdo_auto_47"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RuntimeError</text:p>
          </table:table-cell>
          <table:table-cell table:style-name="Default" table:number-columns-repeated="16351"/>
        </table:table-row>
        <table:table-row table:style-name="ro1">
          <table:table-cell table:style-name="odfdo_auto_20" office:value-type="string" calcext:value-type="string">
            <text:p>OrderElement_quadratic</text:p>
          </table:table-cell>
          <table:table-cell table:style-name="odfdo_auto_47" office:value-type="string" calcext:value-type="string">
            <text:p>Expression | Integer</text:p>
          </table:table-cell>
          <table:table-cell table:style-name="odfdo_auto_53" office:value-type="string" calcext:value-type="string">
            <text:p>Integer | float | Expression</text:p>
          </table:table-cell>
          <table:table-cell table:style-name="odfdo_auto_45" office:value-type="string" calcext:value-type="string">
            <text:p>Expression | complex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AttributeError</text:p>
          </table:table-cell>
          <table:table-cell table:style-name="odfdo_auto_47"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table:style-name="odfdo_auto_47"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47" office:value-type="string" calcext:value-type="string">
            <text:p>Expression | Integer</text:p>
          </table:table-cell>
          <table:table-cell table:style-name="odfdo_auto_49" office:value-type="string" calcext:value-type="string">
            <text:p>Expression | Integer | RealNumber</text:p>
          </table:table-cell>
          <table:table-cell table:style-name="odfdo_auto_50" office:value-type="string" calcext:value-type="string">
            <text:p>Expression | Integer | ComplexNumber</text:p>
          </table:table-cell>
          <table:table-cell table:style-name="odfdo_auto_47" office:value-type="string" calcext:value-type="string">
            <text:p>Expression | Integer</text:p>
          </table:table-cell>
          <table:table-cell table:style-name="odfdo_auto_15" office:value-type="string" calcext:value-type="string">
            <text:p>Expression</text:p>
          </table:table-cell>
          <table:table-cell table:style-name="odfdo_auto_37" office:value-type="string" calcext:value-type="string">
            <text:p>Integer | RealNumber | Expression</text:p>
          </table:table-cell>
          <table:table-cell table:style-name="odfdo_auto_51" office:value-type="string" calcext:value-type="string">
            <text:p>RealDoubleElement_gsl | Integer | Expression</text:p>
          </table:table-cell>
          <table:table-cell table:style-name="odfdo_auto_40" office:value-type="string" calcext:value-type="string">
            <text:p>Integer | RealBall | Expression</text:p>
          </table:table-cell>
          <table:table-cell table:style-name="odfdo_auto_52" office:value-type="string" calcext:value-type="string">
            <text:p>RealIntervalFieldElement | Integer | Expression</text:p>
          </table:table-cell>
          <table:table-cell table:style-name="odfdo_auto_44" office:value-type="string" calcext:value-type="string">
            <text:p>Expression | ComplexNumber</text:p>
          </table:table-cell>
          <table:table-cell table:style-name="odfdo_auto_54" office:value-type="string" calcext:value-type="string">
            <text:p>Expression | ComplexDoubleElement</text:p>
          </table:table-cell>
          <table:table-cell table:style-name="odfdo_auto_55" office:value-type="string" calcext:value-type="string">
            <text:p>ComplexBall | Expression</text:p>
          </table:table-cell>
          <table:table-cell table:style-name="odfdo_auto_56" office:value-type="string" calcext:value-type="string">
            <text:p>Expression | ComplexIntervalFieldElement</text:p>
          </table:table-cell>
          <table:table-cell table:style-name="odfdo_auto_47"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RuntimeError</text:p>
          </table:table-cell>
          <table:table-cell table:style-name="Default" table:number-columns-repeated="16351"/>
        </table:table-row>
        <table:table-row table:style-name="ro1">
          <table:table-cell table:style-name="odfdo_auto_21" office:value-type="string" calcext:value-type="string">
            <text:p>NumberFieldElement_gaussian</text:p>
          </table:table-cell>
          <table:table-cell table:style-name="odfdo_auto_15" office:value-type="string" calcext:value-type="string">
            <text:p>Expression</text:p>
          </table:table-cell>
          <table:table-cell table:style-name="odfdo_auto_27" office:value-type="string" calcext:value-type="string">
            <text:p>ComplexDoubleElement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AttributeError</text:p>
          </table:table-cell>
          <table:table-cell table:style-name="odfdo_auto_15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5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table:style-name="odfdo_auto_44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table:style-name="odfdo_auto_26" office:value-type="string" calcext:value-type="string">
            <text:p>ComplexNumber</text:p>
          </table:table-cell>
          <table:table-cell table:style-name="odfdo_auto_27" office:value-type="string" calcext:value-type="string">
            <text:p>ComplexDoubleElement</text:p>
          </table:table-cell>
          <table:table-cell table:style-name="odfdo_auto_28" office:value-type="string" calcext:value-type="string">
            <text:p>ComplexBall</text:p>
          </table:table-cell>
          <table:table-cell table:style-name="odfdo_auto_29" office:value-type="string" calcext:value-type="string">
            <text:p>ComplexIntervalFieldElement</text:p>
          </table:table-cell>
          <table:table-cell table:style-name="odfdo_auto_26" office:value-type="string" calcext:value-type="string">
            <text:p>ComplexNumber</text:p>
          </table:table-cell>
          <table:table-cell table:style-name="odfdo_auto_27" office:value-type="string" calcext:value-type="string">
            <text:p>ComplexDoubleElement</text:p>
          </table:table-cell>
          <table:table-cell table:style-name="odfdo_auto_28" office:value-type="string" calcext:value-type="string">
            <text:p>ComplexBall</text:p>
          </table:table-cell>
          <table:table-cell table:style-name="odfdo_auto_29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RuntimeError</text:p>
          </table:table-cell>
          <table:table-cell table:style-name="Default" table:number-columns-repeated="16351"/>
        </table:table-row>
        <table:table-row table:style-name="ro1">
          <table:table-cell table:style-name="odfdo_auto_22" office:value-type="string" calcext:value-type="string">
            <text:p>RealNumber</text:p>
          </table:table-cell>
          <table:table-cell table:style-name="odfdo_auto_43" office:value-type="string" calcext:value-type="string">
            <text:p>Expression | RealNumber</text:p>
          </table:table-cell>
          <table:table-cell table:style-name="odfdo_auto_22" office:value-type="string" calcext:value-type="string">
            <text:p>RealNumber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35" office:value-type="string" calcext:value-type="string">
            <text:p>float64</text:p>
          </table:table-cell>
          <table:table-cell table:style-name="odfdo_auto_8" office:value-type="string" calcext:value-type="string">
            <text:p>longdouble</text:p>
          </table:table-cell>
          <table:table-cell office:value-type="string" calcext:value-type="string">
            <text:p>NotImplementedError</text:p>
          </table:table-cell>
          <table:table-cell table:number-columns-repeated="2" table:style-name="odfdo_auto_35" office:value-type="string" calcext:value-type="string">
            <text:p>float64</text:p>
          </table:table-cell>
          <table:table-cell table:style-name="odfdo_auto_43" office:value-type="string" calcext:value-type="string">
            <text:p>Expression | RealNumber</text:p>
          </table:table-cell>
          <table:table-cell office:value-type="string" calcext:value-type="string">
            <text:p>TypeError</text:p>
          </table:table-cell>
          <table:table-cell table:style-name="odfdo_auto_22" office:value-type="string" calcext:value-type="string">
            <text:p>Real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43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style-name="odfdo_auto_43" office:value-type="string" calcext:value-type="string">
            <text:p>Expression | RealNumber</text:p>
          </table:table-cell>
          <table:table-cell table:style-name="odfdo_auto_26" office:value-type="string" calcext:value-type="string">
            <text:p>ComplexNumber</text:p>
          </table:table-cell>
          <table:table-cell table:style-name="odfdo_auto_15" office:value-type="string" calcext:value-type="string">
            <text:p>Expression</text:p>
          </table:table-cell>
          <table:table-cell table:style-name="odfdo_auto_23" office:value-type="string" calcext:value-type="string">
            <text:p>RealDoubleElement_gsl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6" office:value-type="string" calcext:value-type="string">
            <text:p>ComplexNumber</text:p>
          </table:table-cell>
          <table:table-cell table:style-name="odfdo_auto_27"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RuntimeError</text:p>
          </table:table-cell>
          <table:table-cell table:style-name="Default" table:number-columns-repeated="16351"/>
        </table:table-row>
        <table:table-row table:style-name="ro1">
          <table:table-cell table:style-name="odfdo_auto_23" office:value-type="string" calcext:value-type="string">
            <text:p>RealDoubleElement_gsl</text:p>
          </table:table-cell>
          <table:table-cell table:style-name="odfdo_auto_59" office:value-type="string" calcext:value-type="string">
            <text:p>Expression | RealDoubleElement_gsl</text:p>
          </table:table-cell>
          <table:table-cell table:style-name="odfdo_auto_23" office:value-type="string" calcext:value-type="string">
            <text:p>RealDoubleElement_gsl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35" office:value-type="string" calcext:value-type="string">
            <text:p>float64</text:p>
          </table:table-cell>
          <table:table-cell table:style-name="odfdo_auto_8" office:value-type="string" calcext:value-type="string">
            <text:p>longdouble</text:p>
          </table:table-cell>
          <table:table-cell office:value-type="string" calcext:value-type="string">
            <text:p>NotImplementedError</text:p>
          </table:table-cell>
          <table:table-cell table:number-columns-repeated="2" table:style-name="odfdo_auto_35" office:value-type="string" calcext:value-type="string">
            <text:p>float64</text:p>
          </table:table-cell>
          <table:table-cell table:style-name="odfdo_auto_60" office:value-type="string" calcext:value-type="string">
            <text:p>RealDoubleElement_gsl | Expression</text:p>
          </table:table-cell>
          <table:table-cell office:value-type="string" calcext:value-type="string">
            <text:p>TypeError</text:p>
          </table:table-cell>
          <table:table-cell table:style-name="odfdo_auto_23" office:value-type="string" calcext:value-type="string">
            <text:p>RealDoubleElement_gsl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60" office:value-type="string" calcext:value-type="string">
            <text:p>RealDoubleElement_gsl | Expression</text:p>
          </table:table-cell>
          <table:table-cell table:style-name="odfdo_auto_43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style-name="odfdo_auto_60" office:value-type="string" calcext:value-type="string">
            <text:p>RealDoubleElement_gsl | Expression</text:p>
          </table:table-cell>
          <table:table-cell table:style-name="odfdo_auto_27" office:value-type="string" calcext:value-type="string">
            <text:p>ComplexDoubleElement</text:p>
          </table:table-cell>
          <table:table-cell table:style-name="odfdo_auto_22" office:value-type="string" calcext:value-type="string">
            <text:p>RealNumber</text:p>
          </table:table-cell>
          <table:table-cell table:style-name="odfdo_auto_15" office:value-type="string" calcext:value-type="string">
            <text:p>Expression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6" office:value-type="string" calcext:value-type="string">
            <text:p>ComplexNumber</text:p>
          </table:table-cell>
          <table:table-cell table:style-name="odfdo_auto_27"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RuntimeError</text:p>
          </table:table-cell>
          <table:table-cell table:style-name="Default" table:number-columns-repeated="16351"/>
        </table:table-row>
        <table:table-row table:style-name="ro1">
          <table:table-cell table:style-name="odfdo_auto_24" office:value-type="string" calcext:value-type="string">
            <text:p>RealBall</text:p>
          </table:table-cell>
          <table:table-cell table:style-name="odfdo_auto_61" office:value-type="string" calcext:value-type="string">
            <text:p>Expression | RealBall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5" office:value-type="string" calcext:value-type="string">
            <text:p>AttributeError</text:p>
          </table:table-cell>
          <table:table-cell table:style-name="odfdo_auto_61" office:value-type="string" calcext:value-type="string">
            <text:p>Expression | RealBall</text:p>
          </table:table-cell>
          <table:table-cell office:value-type="string" calcext:value-type="string">
            <text:p>TypeError</text:p>
          </table:table-cell>
          <table:table-cell table:style-name="odfdo_auto_24" office:value-type="string" calcext:value-type="string">
            <text:p>RealBall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61" office:value-type="string" calcext:value-type="string">
            <text:p>Expression | RealBall</text:p>
          </table:table-cell>
          <table:table-cell table:number-columns-repeated="2" table:style-name="odfdo_auto_58" office:value-type="string" calcext:value-type="string">
            <text:p>Expression | TypeError</text:p>
          </table:table-cell>
          <table:table-cell table:style-name="odfdo_auto_61" office:value-type="string" calcext:value-type="string">
            <text:p>Expression | RealBall</text:p>
          </table:table-cell>
          <table:table-cell table:style-name="odfdo_auto_28" office:value-type="string" calcext:value-type="string">
            <text:p>ComplexBall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15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28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RuntimeError</text:p>
          </table:table-cell>
          <table:table-cell table:style-name="Default" table:number-columns-repeated="16351"/>
        </table:table-row>
        <table:table-row table:style-name="ro1">
          <table:table-cell table:style-name="odfdo_auto_25" office:value-type="string" calcext:value-type="string">
            <text:p>RealIntervalFieldElement</text:p>
          </table:table-cell>
          <table:table-cell table:style-name="odfdo_auto_62" office:value-type="string" calcext:value-type="string">
            <text:p>Expression | RealIntervalFieldElement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5" office:value-type="string" calcext:value-type="string">
            <text:p>AttributeError</text:p>
          </table:table-cell>
          <table:table-cell table:style-name="odfdo_auto_63" office:value-type="string" calcext:value-type="string">
            <text:p>RealIntervalFieldElement | Expression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RealIntervalField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63" office:value-type="string" calcext:value-type="string">
            <text:p>RealIntervalFieldElement | Expression</text:p>
          </table:table-cell>
          <table:table-cell table:number-columns-repeated="2" table:style-name="odfdo_auto_58" office:value-type="string" calcext:value-type="string">
            <text:p>Expression | TypeError</text:p>
          </table:table-cell>
          <table:table-cell table:style-name="odfdo_auto_63" office:value-type="string" calcext:value-type="string">
            <text:p>RealIntervalFieldElement | Expression</text:p>
          </table:table-cell>
          <table:table-cell table:style-name="odfdo_auto_29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15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29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RuntimeError</text:p>
          </table:table-cell>
          <table:table-cell table:style-name="Default" table:number-columns-repeated="16351"/>
        </table:table-row>
        <table:table-row table:style-name="ro1">
          <table:table-cell table:number-columns-repeated="4" table:style-name="odfdo_auto_26" office:value-type="string" calcext:value-type="string">
            <text:p>ComplexNumber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26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44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style-name="odfdo_auto_44" office:value-type="string" calcext:value-type="string">
            <text:p>Expression | ComplexNumber</text:p>
          </table:table-cell>
          <table:table-cell table:number-columns-repeated="3" table:style-name="odfdo_auto_26" office:value-type="string" calcext:value-type="string">
            <text:p>ComplexNumber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6" office:value-type="string" calcext:value-type="string">
            <text:p>ComplexNumber</text:p>
          </table:table-cell>
          <table:table-cell table:style-name="odfdo_auto_27"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RuntimeError</text:p>
          </table:table-cell>
          <table:table-cell table:style-name="Default" table:number-columns-repeated="16351"/>
        </table:table-row>
        <table:table-row table:style-name="ro1">
          <table:table-cell table:number-columns-repeated="4" table:style-name="odfdo_auto_27" office:value-type="string" calcext:value-type="string">
            <text:p>ComplexDoubleElement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27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54" office:value-type="string" calcext:value-type="string">
            <text:p>Expression | ComplexDoubleElement</text:p>
          </table:table-cell>
          <table:table-cell office:value-type="string" calcext:value-type="string">
            <text:p>Expression | ComplexNumber</text:p>
          </table:table-cell>
          <table:table-cell table:style-name="odfdo_auto_54" office:value-type="string" calcext:value-type="string">
            <text:p>Expression | ComplexDoubleElement</text:p>
          </table:table-cell>
          <table:table-cell table:number-columns-repeated="3" table:style-name="odfdo_auto_27"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6" office:value-type="string" calcext:value-type="string">
            <text:p>ComplexNumber</text:p>
          </table:table-cell>
          <table:table-cell table:style-name="odfdo_auto_27"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RuntimeError</text:p>
          </table:table-cell>
          <table:table-cell table:style-name="Default" table:number-columns-repeated="16351"/>
        </table:table-row>
        <table:table-row table:style-name="ro1">
          <table:table-cell table:number-columns-repeated="2" table:style-name="odfdo_auto_28" office:value-type="string" calcext:value-type="string">
            <text:p>ComplexBall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5" office:value-type="string" calcext:value-type="string">
            <text:p>AttributeError</text:p>
          </table:table-cell>
          <table:table-cell table:style-name="odfdo_auto_28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ComplexBall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55" office:value-type="string" calcext:value-type="string">
            <text:p>ComplexBall | Expression</text:p>
          </table:table-cell>
          <table:table-cell table:number-columns-repeated="2" table:style-name="odfdo_auto_58" office:value-type="string" calcext:value-type="string">
            <text:p>Expression | TypeError</text:p>
          </table:table-cell>
          <table:table-cell table:style-name="odfdo_auto_55" office:value-type="string" calcext:value-type="string">
            <text:p>ComplexBall | Expression</text:p>
          </table:table-cell>
          <table:table-cell table:style-name="odfdo_auto_28" office:value-type="string" calcext:value-type="string">
            <text:p>ComplexBall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8" office:value-type="string" calcext:value-type="string">
            <text:p>ComplexBall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28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RuntimeError</text:p>
          </table:table-cell>
          <table:table-cell table:style-name="Default" table:number-columns-repeated="16351"/>
        </table:table-row>
        <table:table-row table:style-name="ro1">
          <table:table-cell table:number-columns-repeated="2" table:style-name="odfdo_auto_29" office:value-type="string" calcext:value-type="string">
            <text:p>ComplexIntervalFieldElement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5" office:value-type="string" calcext:value-type="string">
            <text:p>AttributeError</text:p>
          </table:table-cell>
          <table:table-cell table:style-name="odfdo_auto_29" office:value-type="string" calcext:value-type="string">
            <text:p>ComplexIntervalFieldElemen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ComplexIntervalField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56" office:value-type="string" calcext:value-type="string">
            <text:p>Expression | ComplexIntervalFieldElement</text:p>
          </table:table-cell>
          <table:table-cell table:number-columns-repeated="2" table:style-name="odfdo_auto_58" office:value-type="string" calcext:value-type="string">
            <text:p>Expression | TypeError</text:p>
          </table:table-cell>
          <table:table-cell table:style-name="odfdo_auto_56" office:value-type="string" calcext:value-type="string">
            <text:p>Expression | ComplexIntervalFieldElement</text:p>
          </table:table-cell>
          <table:table-cell table:style-name="odfdo_auto_29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29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29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RuntimeError</text:p>
          </table:table-cell>
          <table:table-cell table:style-name="Default" table:number-columns-repeated="16351"/>
        </table:table-row>
        <table:table-row table:style-name="ro1">
          <table:table-cell table:style-name="odfdo_auto_30" office:value-type="string" calcext:value-type="string">
            <text:p>PlusInfinity</text:p>
          </table:table-cell>
          <table:table-cell table:style-name="odfdo_auto_47" office:value-type="string" calcext:value-type="string">
            <text:p>Expression | Integer</text:p>
          </table:table-cell>
          <table:table-cell table:number-columns-repeated="2" table:style-name="odfdo_auto_12" office:value-type="string" calcext:value-type="string">
            <text:p>Integer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AttributeError</text:p>
          </table:table-cell>
          <table:table-cell table:style-name="odfdo_auto_36" office:value-type="string" calcext:value-type="string">
            <text:p>Integer | Expression</text:p>
          </table:table-cell>
          <table:table-cell office:value-type="string" calcext:value-type="string">
            <text:p>TypeError</text:p>
          </table:table-cell>
          <table:table-cell table:style-name="odfdo_auto_12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36" office:value-type="string" calcext:value-type="string">
            <text:p>Integer | Expression</text:p>
          </table:table-cell>
          <table:table-cell table:number-columns-repeated="9" table:style-name="odfdo_auto_12" office:value-type="string" calcext:value-type="string">
            <text:p>Integ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RuntimeError</text:p>
          </table:table-cell>
          <table:table-cell table:style-name="Default" table:number-columns-repeated="16351"/>
        </table:table-row>
        <table:table-row table:style-name="ro1">
          <table:table-cell table:style-name="odfdo_auto_31" office:value-type="string" calcext:value-type="string">
            <text:p>MinusInfinity</text:p>
          </table:table-cell>
          <table:table-cell table:number-columns-repeated="3" table:style-name="odfdo_auto_15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AttributeError</text:p>
          </table:table-cell>
          <table:table-cell table:style-name="odfdo_auto_15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5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14" table:style-name="odfdo_auto_15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RuntimeError</text:p>
          </table:table-cell>
          <table:table-cell table:style-name="Default" table:number-columns-repeated="16351"/>
        </table:table-row>
        <table:table-row table:style-name="ro1">
          <table:table-cell table:style-name="odfdo_auto_32" office:value-type="string" calcext:value-type="string">
            <text:p>UnsignedInfinity</text:p>
          </table:table-cell>
          <table:table-cell table:number-columns-repeated="3" office:value-type="string" calcext:value-type="string">
            <text:p>RuntimeError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AttributeError</text:p>
          </table:table-cell>
          <table:table-cell office:value-type="string" calcext:value-type="string">
            <text:p>RuntimeErro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RuntimeError</text:p>
          </table:table-cell>
          <table:table-cell table:style-name="odfdo_auto_65" office:value-type="string" calcext:value-type="string">
            <text:p>RuntimeError</text:p>
          </table:table-cell>
          <table:table-cell table:number-columns-repeated="3" office:value-type="string" calcext:value-type="string">
            <text:p>RuntimeError</text:p>
          </table:table-cell>
          <table:table-cell table:style-name="odfdo_auto_65" office:value-type="string" calcext:value-type="string">
            <text:p>RuntimeError</text:p>
          </table:table-cell>
          <table:table-cell table:number-columns-repeated="10" office:value-type="string" calcext:value-type="string">
            <text:p>RuntimeError</text:p>
          </table:table-cell>
          <table:table-cell table:number-columns-repeated="2" table:style-name="odfdo_auto_65" office:value-type="string" calcext:value-type="string">
            <text:p>RuntimeError</text:p>
          </table:table-cell>
          <table:table-cell office:value-type="string" calcext:value-type="string">
            <text:p>RuntimeError</text:p>
          </table:table-cell>
          <table:table-cell table:style-name="Default" table:number-columns-repeated="163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思源黑体" svg:font-family="思源黑体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思源宋体" style:font-family-generic-asian="system" style:font-pitch-asian="variable" style:font-size-asian="12pt" style:language-asian="zxx" style:country-asian="none" style:font-family-complex="'思源黑体 传统'" style:font-family-generic-complex="system" style:font-pitch-complex="variable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pitch-asian="variable" style:font-size-asian="10pt" style:font-name-complex="DejaVu Sans" style:font-family-complex="'DejaVu Sans'" style:font-pitch-complex="variable" style:font-size-complex="10pt"/>
    </style:style>
    <number:number-style style:name="N0">
      <number:number number:min-integer-digits="1"/>
    </number:number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5">0000/00/00</text:date>, <text:time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  <meta:creation-date>2024-01-27T17:50:09.541334147</meta:creation-date>
    <dc:language>fr-FR</dc:language>
    <meta:editing-cycles>1</meta:editing-cycles>
    <meta:editing-duration>P0D</meta:editing-duration>
    <meta:document-statistic meta:table-count="2" meta:cell-count="2178" meta:object-count="0"/>
    <meta:user-defined meta:name="Info 1"/>
    <meta:user-defined meta:name="Info 2"/>
    <meta:user-defined meta:name="Info 3"/>
    <meta:user-defined meta:name="Info 4"/>
  </office:meta>
</office:document-meta>
</file>